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128.15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35mm"/>
    </style:style>
    <style:style style:name="co6" style:family="table-column">
      <style:table-column-properties fo:break-before="auto" style:column-width="10.9mm"/>
    </style:style>
    <style:style style:name="co7" style:family="table-column">
      <style:table-column-properties fo:break-before="auto" style:column-width="12.95mm"/>
    </style:style>
    <style:style style:name="co8" style:family="table-column">
      <style:table-column-properties fo:break-before="auto" style:column-width="65.99mm"/>
    </style:style>
    <style:style style:name="co9" style:family="table-column">
      <style:table-column-properties fo:break-before="auto" style:column-width="41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8.68mm" fo:break-before="auto" style:use-optimal-row-height="true"/>
    </style:style>
    <style:style style:name="ro4" style:family="table-row">
      <style:table-row-properties style:row-height="15.84mm" fo:break-before="auto" style:use-optimal-row-height="true"/>
    </style:style>
    <style:style style:name="ro5" style:family="table-row">
      <style:table-row-properties style:row-height="12.77mm" fo:break-before="auto" style:use-optimal-row-height="true"/>
    </style:style>
    <style:style style:name="ro6" style:family="table-row">
      <style:table-row-properties style:row-height="16.86mm" fo:break-before="auto" style:use-optimal-row-height="true"/>
    </style:style>
    <style:style style:name="ro7" style:family="table-row">
      <style:table-row-properties style:row-height="20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style:font-name="Liberation Sans" style:font-name-asian="SimSun" style:font-name-complex="Mangal"/>
    </style:style>
    <style:style style:name="ce2" style:family="table-cell" style:parent-style-name="Default" style:data-style-name="N3"/>
    <style:style style:name="ce3" style:family="table-cell" style:parent-style-name="Default" style:data-style-name="N108"/>
    <style:style style:name="ce4" style:family="table-cell" style:parent-style-name="Default" style:data-style-name="N108">
      <style:table-cell-properties style:text-align-source="value-type" style:repeat-content="false"/>
      <style:paragraph-properties fo:margin-left="0mm"/>
    </style:style>
    <style:style style:name="ce5" style:family="table-cell" style:parent-style-name="Default">
      <style:table-cell-properties fo:wrap-option="wrap"/>
      <style:text-properties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Canto_20_da_20_tabela_20_dinâmica">
      <style:table-cell-properties fo:border-bottom="none" fo:border-left="2.01pt solid #000000" fo:border-right="none" fo:border-top="2.01pt solid #000000"/>
    </style:style>
    <style:style style:name="ce18" style:family="table-cell" style:parent-style-name="Campo_20_da_20_tabela_20_dinâmica">
      <style:table-cell-properties fo:border-bottom="0.99pt solid #000000" fo:border-left="2.01pt solid #000000" fo:border-right="0.99pt solid #000000" fo:border-top="0.99pt solid #000000"/>
    </style:style>
    <style:style style:name="ce19" style:family="table-cell" style:parent-style-name="Categoria_20_da_20_tabela_20_dinâmica" style:data-style-name="N0">
      <style:table-cell-properties fo:border-bottom="none" fo:border-left="2.01pt solid #000000" fo:border-right="0.99pt solid #000000" fo:border-top="0.99pt solid #000000"/>
    </style:style>
    <style:style style:name="ce20" style:family="table-cell" style:parent-style-name="Categoria_20_da_20_tabela_20_dinâmica" style:data-style-name="N0">
      <style:table-cell-properties fo:border-bottom="none" fo:border-left="2.01pt solid #000000" fo:border-right="0.99pt solid #000000" fo:border-top="none"/>
    </style:style>
    <style:style style:name="ce21" style:family="table-cell" style:parent-style-name="Categoria_20_da_20_tabela_20_dinâmica" style:data-style-name="N0">
      <style:table-cell-properties fo:border-bottom="0.99pt solid #000000" fo:border-left="2.01pt solid #000000" fo:border-right="0.99pt solid #000000" fo:border-top="none"/>
    </style:style>
    <style:style style:name="ce22" style:family="table-cell" style:parent-style-name="Categoria_20_da_20_tabela_20_dinâmica" style:data-style-name="N0">
      <style:table-cell-properties fo:border-bottom="0.99pt solid #000000" fo:border-left="2.01pt solid #000000" fo:border-right="0.99pt solid #000000" fo:border-top="0.99pt solid #000000"/>
    </style:style>
    <style:style style:name="ce23" style:family="table-cell" style:parent-style-name="Título_20_da_20_tabela_20_dinâmica" style:data-style-name="N0">
      <style:table-cell-properties fo:border-bottom="2.01pt solid #000000" fo:border-left="2.01pt solid #000000" fo:border-right="none" fo:border-top="0.99pt solid #000000"/>
    </style:style>
    <style:style style:name="ce24" style:family="table-cell" style:parent-style-name="Canto_20_da_20_tabela_20_dinâmica">
      <style:table-cell-properties fo:border-bottom="none" fo:border-left="none" fo:border-right="0.99pt solid #000000" fo:border-top="2.01pt solid #000000"/>
    </style:style>
    <style:style style:name="ce25" style:family="table-cell" style:parent-style-name="Campo_20_da_20_tabela_20_dinâmica">
      <style:table-cell-properties fo:border="0.99pt solid #000000"/>
    </style:style>
    <style:style style:name="ce26" style:family="table-cell" style:parent-style-name="Categoria_20_da_20_tabela_20_dinâmica" style:data-style-name="N0">
      <style:table-cell-properties fo:border-bottom="none" fo:border-left="0.99pt solid #000000" fo:border-right="0.99pt solid #000000" fo:border-top="0.99pt solid #000000"/>
    </style:style>
    <style:style style:name="ce27" style:family="table-cell" style:parent-style-name="Categoria_20_da_20_tabela_20_dinâmica" style:data-style-name="N0">
      <style:table-cell-properties fo:border-bottom="none" fo:border-left="0.99pt solid #000000" fo:border-right="0.99pt solid #000000" fo:border-top="none"/>
    </style:style>
    <style:style style:name="ce28" style:family="table-cell" style:parent-style-name="Categoria_20_da_20_tabela_20_dinâmica" style:data-style-name="N0">
      <style:table-cell-properties fo:border-bottom="0.99pt solid #000000" fo:border-left="0.99pt solid #000000" fo:border-right="0.99pt solid #000000" fo:border-top="none"/>
    </style:style>
    <style:style style:name="ce29" style:family="table-cell" style:parent-style-name="Categoria_20_da_20_tabela_20_dinâmica" style:data-style-name="N0">
      <style:table-cell-properties fo:border="0.99pt solid #000000"/>
    </style:style>
    <style:style style:name="ce30" style:family="table-cell" style:parent-style-name="Título_20_da_20_tabela_20_dinâmica" style:data-style-name="N0">
      <style:table-cell-properties fo:border-bottom="2.01pt solid #000000" fo:border-left="none" fo:border-right="0.99pt solid #000000" fo:border-top="0.99pt solid #000000"/>
    </style:style>
    <style:style style:name="ce31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32" style:family="table-cell" style:parent-style-name="Categoria_20_da_20_tabela_20_dinâmica" style:data-style-name="N0">
      <style:table-cell-properties fo:border-bottom="0.99pt solid #000000" fo:border-left="0.99pt solid #000000" fo:border-right="none" fo:border-top="none"/>
    </style:style>
    <style:style style:name="ce33" style:family="table-cell" style:parent-style-name="Valor_20_da_20_tabela_20_dinâmica" style:data-style-name="N0">
      <style:table-cell-properties fo:border-bottom="none" fo:border-left="0.99pt solid #000000" fo:border-right="none" fo:border-top="0.99pt solid #000000"/>
    </style:style>
    <style:style style:name="ce34" style:family="table-cell" style:parent-style-name="Valor_20_da_20_tabela_20_dinâmica" style:data-style-name="N0">
      <style:table-cell-properties fo:border-bottom="none" fo:border-left="0.99pt solid #000000" fo:border-right="none" fo:border-top="none"/>
    </style:style>
    <style:style style:name="ce35" style:family="table-cell" style:parent-style-name="Valor_20_da_20_tabela_20_dinâmica" style:data-style-name="N0">
      <style:table-cell-properties fo:border-bottom="0.99pt solid #000000" fo:border-left="0.99pt solid #000000" fo:border-right="none" fo:border-top="none"/>
    </style:style>
    <style:style style:name="ce36" style:family="table-cell" style:parent-style-name="Valor_20_da_20_tabela_20_dinâmica" style:data-style-name="N0">
      <style:table-cell-properties fo:border-bottom="0.99pt solid #000000" fo:border-left="0.99pt solid #000000" fo:border-right="none" fo:border-top="0.99pt solid #000000"/>
    </style:style>
    <style:style style:name="ce37" style:family="table-cell" style:parent-style-name="Valor_20_da_20_tabela_20_dinâmica">
      <style:table-cell-properties fo:border-bottom="0.99pt solid #000000" fo:border-left="0.99pt solid #000000" fo:border-right="none" fo:border-top="none"/>
    </style:style>
    <style:style style:name="ce38" style:family="table-cell" style:parent-style-name="Resultado_20_da_20_tabela_20_dinâmica" style:data-style-name="N0">
      <style:table-cell-properties fo:border-bottom="2.01pt solid #000000" fo:border-left="0.99pt solid #000000" fo:border-right="none" fo:border-top="0.99pt solid #000000"/>
    </style:style>
    <style:style style:name="ce39" style:family="table-cell" style:parent-style-name="Canto_20_da_20_tabela_20_dinâmica">
      <style:table-cell-properties fo:border-bottom="0.99pt solid #000000" fo:border-left="none" fo:border-right="2.01pt solid #000000" fo:border-top="2.01pt solid #000000"/>
    </style:style>
    <style:style style:name="ce40" style:family="table-cell" style:parent-style-name="Categoria_20_da_20_tabela_20_dinâmica" style:data-style-name="N0">
      <style:table-cell-properties fo:border-bottom="0.99pt solid #000000" fo:border-left="none" fo:border-right="2.01pt solid #000000" fo:border-top="none"/>
    </style:style>
    <style:style style:name="ce41" style:family="table-cell" style:parent-style-name="Valor_20_da_20_tabela_20_dinâmica" style:data-style-name="N0">
      <style:table-cell-properties fo:border-bottom="none" fo:border-left="none" fo:border-right="2.01pt solid #000000" fo:border-top="0.99pt solid #000000"/>
    </style:style>
    <style:style style:name="ce42" style:family="table-cell" style:parent-style-name="Valor_20_da_20_tabela_20_dinâmica" style:data-style-name="N0">
      <style:table-cell-properties fo:border-bottom="none" fo:border-left="none" fo:border-right="2.01pt solid #000000" fo:border-top="none"/>
    </style:style>
    <style:style style:name="ce43" style:family="table-cell" style:parent-style-name="Valor_20_da_20_tabela_20_dinâmica" style:data-style-name="N0">
      <style:table-cell-properties fo:border-bottom="0.99pt solid #000000" fo:border-left="none" fo:border-right="2.01pt solid #000000" fo:border-top="none"/>
    </style:style>
    <style:style style:name="ce44" style:family="table-cell" style:parent-style-name="Valor_20_da_20_tabela_20_dinâmica" style:data-style-name="N0">
      <style:table-cell-properties fo:border-bottom="0.99pt solid #000000" fo:border-left="none" fo:border-right="2.01pt solid #000000" fo:border-top="0.99pt solid #000000"/>
    </style:style>
    <style:style style:name="ce45" style:family="table-cell" style:parent-style-name="Valor_20_da_20_tabela_20_dinâmica">
      <style:table-cell-properties fo:border-bottom="0.99pt solid #000000" fo:border-left="none" fo:border-right="2.01pt solid #000000" fo:border-top="none"/>
    </style:style>
    <style:style style:name="ce46" style:family="table-cell" style:parent-style-name="Resultado_20_da_20_tabela_20_dinâmica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IB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ce3"/>
        <table:table-row table:style-name="ro1">
          <table:table-cell office:value-type="string" calcext:value-type="string">
            <text:p>Cidade</text:p>
          </table:table-cell>
          <table:table-cell office:value-type="string" calcext:value-type="string">
            <text:p>Título da Página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Área</text:p>
          </table:table-cell>
          <table:table-cell office:value-type="string" calcext:value-type="string">
            <text:p>Estações (T)</text:p>
          </table:table-cell>
          <table:table-cell office:value-type="string" calcext:value-type="string">
            <text:p>Estações (A)</text:p>
          </table:table-cell>
          <table:table-cell office:value-type="string" calcext:value-type="string">
            <text:p>Estações (A, %)</text:p>
          </table:table-cell>
        </table:table-row>
        <table:table-row table:style-name="ro2">
          <table:table-cell office:value-type="string" calcext:value-type="string">
            <text:p>Osasco</text:p>
          </table:table-cell>
          <table:table-cell office:value-type="string" calcext:value-type="string">
            <text:p>IBGE | Cidades | Infográficos | São Paulo | Osasco | Dados Gerais</text:p>
          </table:table-cell>
          <table:table-cell office:value-type="string" calcext:value-type="string">
            <text:p><text:a xlink:href="http://cod.ibge.gov.br/99W" xlink:type="simple">http://cod.ibge.gov.br/99W</text:a></text:p>
          </table:table-cell>
          <table:table-cell table:style-name="ce2" office:value-type="float" office:value="666740" calcext:value-type="float">
            <text:p>666.740</text:p>
          </table:table-cell>
          <table:table-cell table:style-name="ce2" office:value-type="float" office:value="64954" calcext:value-type="float">
            <text:p>64.95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formula="of:=[.G2]/[.F2]" office:value-type="percentage" office:value="0.25" calcext:value-type="percentage">
            <text:p>25,0%</text:p>
          </table:table-cell>
        </table:table-row>
        <table:table-row table:style-name="ro2">
          <table:table-cell table:style-name="ce1" office:value-type="string" calcext:value-type="string">
            <text:p>Carapicuíba</text:p>
          </table:table-cell>
          <table:table-cell office:value-type="string" calcext:value-type="string">
            <text:p>IBGE | Cidades | Infográficos | São Paulo | Carapicuíba | Dados Gerais</text:p>
          </table:table-cell>
          <table:table-cell office:value-type="string" calcext:value-type="string">
            <text:p><text:a xlink:href="http://cod.ibge.gov.br/5K5" xlink:type="simple">http://cod.ibge.gov.br/5K5</text:a></text:p>
          </table:table-cell>
          <table:table-cell table:style-name="ce2" office:value-type="float" office:value="369584" calcext:value-type="float">
            <text:p>369.584</text:p>
          </table:table-cell>
          <table:table-cell table:style-name="ce2" office:value-type="float" office:value="34546" calcext:value-type="float">
            <text:p>34.5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table:formula="of:=[.G3]/[.F3]" office:value-type="percentage" office:value="0" calcext:value-type="percentage">
            <text:p>0,0%</text:p>
          </table:table-cell>
        </table:table-row>
        <table:table-row table:style-name="ro2">
          <table:table-cell table:style-name="ce1" office:value-type="string" calcext:value-type="string">
            <text:p>Barueri</text:p>
          </table:table-cell>
          <table:table-cell office:value-type="string" calcext:value-type="string">
            <text:p>IBGE | Cidades | Infográficos | São Paulo | Barueri | Dados Gerais</text:p>
          </table:table-cell>
          <table:table-cell office:value-type="string" calcext:value-type="string">
            <text:p><text:a xlink:href="http://cod.ibge.gov.br/A1X" xlink:type="simple">http://cod.ibge.gov.br/A1X</text:a></text:p>
          </table:table-cell>
          <table:table-cell table:style-name="ce2" office:value-type="float" office:value="240749" calcext:value-type="float">
            <text:p>240.749</text:p>
          </table:table-cell>
          <table:table-cell table:style-name="ce2" office:value-type="float" office:value="65701" calcext:value-type="float">
            <text:p>65.7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[.G4]/[.F4]" office:value-type="percentage" office:value="0.5" calcext:value-type="percentage">
            <text:p>50,0%</text:p>
          </table:table-cell>
        </table:table-row>
        <table:table-row table:style-name="ro2">
          <table:table-cell office:value-type="string" calcext:value-type="string">
            <text:p>São Paulo</text:p>
          </table:table-cell>
          <table:table-cell office:value-type="string" calcext:value-type="string">
            <text:p>IBGE | Cidades | Infográficos | São Paulo | São Paulo | Dados Gerais</text:p>
          </table:table-cell>
          <table:table-cell office:value-type="string" calcext:value-type="string">
            <text:p><text:a xlink:href="http://cod.ibge.gov.br/3FS" xlink:type="simple">http://cod.ibge.gov.br/3FS</text:a></text:p>
          </table:table-cell>
          <table:table-cell table:style-name="ce2" office:value-type="float" office:value="11253503" calcext:value-type="float">
            <text:p>11.253.503</text:p>
          </table:table-cell>
          <table:table-cell table:style-name="ce2" office:value-type="float" office:value="1521110" calcext:value-type="float">
            <text:p>1.521.11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style-name="ce4" table:formula="of:=[.G5]/[.F5]" office:value-type="percentage" office:value="0.108695652173913" calcext:value-type="percentage">
            <text:p>10,9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eral</text:p>
          </table:table-cell>
          <table:table-cell office:value-type="string" calcext:value-type="string">
            <office:annotation draw:style-name="gr1" draw:text-style-name="P2" svg:width="28.99mm" svg:height="9.91mm" svg:x="254.17mm" svg:y="12.37mm" draw:caption-point-x="-6.1mm" draw:caption-point-y="15.1mm">
              <dc:date>2016-04-17T00:00:00</dc:date>
              <text:p text:style-name="P1">Contexto × Alcance</text:p>
            </office:annotation>
            <text:p>Ctx × Alc</text:p>
          </table:table-cell>
          <table:table-cell table:formula="of:=SUM([.F2:.F5])" office:value-type="float" office:value="56" calcext:value-type="float">
            <text:p>56</text:p>
          </table:table-cell>
          <table:table-cell table:formula="of:=SUM([.G2:.G5])" office:value-type="float" office:value="8" calcext:value-type="float">
            <text:p>8</text:p>
          </table:table-cell>
          <table:table-cell table:style-name="ce4" table:formula="of:=[.G7]/[.F7]" office:value-type="percentage" office:value="0.142857142857143" calcext:value-type="percentage">
            <text:p>14,3%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de × Ctx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table:style-name="ce4" table:formula="of:=[.G8]/[.F8]" office:value-type="percentage" office:value="0.608695652173913" calcext:value-type="percentage">
            <text:p>60,9%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de × Alc</text:p>
          </table:table-cell>
          <table:table-cell office:value-type="float" office:value="92" calcext:value-type="float">
            <text:p>92</text:p>
          </table:table-cell>
          <table:table-cell table:formula="of:=SUM([.G2:.G5])" office:value-type="float" office:value="8" calcext:value-type="float">
            <text:p>8</text:p>
          </table:table-cell>
          <table:table-cell table:style-name="ce4" table:formula="of:=[.G9]/[.F9]" office:value-type="percentage" office:value="0.0869565217391304" calcext:value-type="percentage">
            <text:p>8,7%</text:p>
          </table:table-cell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PTM" table:style-name="ta1">
        <table:table-column table:style-name="co6" table:default-cell-style-name="ce6"/>
        <table:table-column table:style-name="co4" table:default-cell-style-name="ce11"/>
        <table:table-column table:style-name="co4" table:number-columns-repeated="2" table:default-cell-style-name="ce6"/>
        <table:table-column table:style-name="co7" table:default-cell-style-name="ce6"/>
        <table:table-column table:style-name="co8" table:default-cell-style-name="ce6"/>
        <table:table-row table:style-name="ro3">
          <table:table-cell table:style-name="ce5" office:value-type="string" calcext:value-type="string">
            <text:p>Linha</text:p>
          </table:table-cell>
          <table:table-cell table:style-name="ce7" office:value-type="string" calcext:value-type="string">
            <text:p>Sigla</text:p>
          </table:table-cell>
          <table:table-cell table:style-name="ce7" office:value-type="string" calcext:value-type="string">
            <text:p>Estação</text:p>
          </table:table-cell>
          <table:table-cell table:style-name="ce7" office:value-type="string" calcext:value-type="string">
            <text:p>Município</text:p>
          </table:table-cell>
          <table:table-cell table:style-name="ce15" office:value-type="string" calcext:value-type="string">
            <text:p>Ordem</text:p>
          </table:table-cell>
          <table:table-cell table:style-name="ce7" office:value-type="string" calcext:value-type="string">
            <text:p>Integração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OSA</text:p>
          </table:table-cell>
          <table:table-cell table:style-name="ce12" office:value-type="string" calcext:value-type="string">
            <text:p><text:a xlink:href="https://pt.wikipedia.org/wiki/Estação_Osasco_%28CPTM%29" xlink:type="simple">Osasco</text:a></text:p>
          </table:table-cell>
          <table:table-cell table:style-name="ce12" office:value-type="string" calcext:value-type="string">
            <text:p><text:a xlink:href="https://pt.wikipedia.org/wiki/Osasco" xlink:type="simple">Osasco</text:a>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Integração gratuita com a <text:a xlink:href="https://pt.wikipedia.org/wiki/Linha_8_da_CPTM" xlink:type="simple">Linha 8</text:a> da <text:a xlink:href="https://pt.wikipedia.org/wiki/Companhia_Paulista_de_Trens_Metropolitanos" xlink:type="simple">CPTM</text:a> e com terminal de ônibus municipal de <text:a xlink:href="https://pt.wikipedia.org/wiki/Osasco" xlink:type="simple">Osasco</text:a> (Urubupungá) e <text:a xlink:href="https://pt.wikipedia.org/wiki/EMTU" xlink:type="simple">EMTU</text:a> (Empresa Metropolitana de Transportes Urbanos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PAL</text:p>
          </table:table-cell>
          <table:table-cell table:style-name="ce12" office:value-type="string" calcext:value-type="string">
            <text:p><text:a xlink:href="https://pt.wikipedia.org/wiki/Estação_Presidente_Altino_%28CPTM%29" xlink:type="simple">Presidente Altino</text:a></text:p>
          </table:table-cell>
          <table:table-cell table:style-name="ce12" office:value-type="string" calcext:value-type="string">
            <text:p>Osasco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Integração gratuita com a <text:a xlink:href="https://pt.wikipedia.org/wiki/Linha_8_da_CPTM" xlink:type="simple">Linha 8</text:a> da <text:a xlink:href="https://pt.wikipedia.org/wiki/Companhia_Paulista_de_Trens_Metropolitanos" xlink:type="simple">CPTM</text:a>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CEA</text:p>
          </table:table-cell>
          <table:table-cell table:style-name="ce13" office:value-type="string" calcext:value-type="string">
            <text:p><text:a xlink:href="https://pt.wikipedia.org/wiki/Estação_Ceasa_%28CPTM%29" xlink:type="simple">Ceasa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<text:a xlink:href="https://pt.wikipedia.org/wiki/CEAGESP" xlink:type="simple">Ceasa de São Paulo</text:a>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JAG</text:p>
          </table:table-cell>
          <table:table-cell table:style-name="ce13" office:value-type="string" calcext:value-type="string">
            <text:p><text:a xlink:href="https://pt.wikipedia.org/wiki/Estação_Villa_Lobos-Jaguaré_%28CPTM%29" xlink:type="simple">Vila Lobos-Jaguaré</text:a></text:p>
          </table:table-cell>
          <table:table-cell table:style-name="ce13" office:value-type="string" calcext:value-type="string">
            <text:p>São Paulo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<text:a xlink:href="https://pt.wikipedia.org/wiki/Parque_Villa_Lobos" xlink:type="simple">Parque Villa Lobos</text:a>.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USP</text:p>
          </table:table-cell>
          <table:table-cell table:style-name="ce13" office:value-type="string" calcext:value-type="string">
            <text:p><text:a xlink:href="https://pt.wikipedia.org/wiki/Estação_Cidade_Universitária_%28CPTM%29" xlink:type="simple">Cidade Universitária</text:a></text:p>
          </table:table-cell>
          <table:table-cell table:style-name="ce13" office:value-type="string" calcext:value-type="string">
            <text:p>São Paulo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<text:a xlink:href="https://pt.wikipedia.org/wiki/USP" xlink:type="simple">Universidade de São Paulo</text:a> e terminal urbano da <text:a xlink:href="https://pt.wikipedia.org/wiki/SPTrans" xlink:type="simple">SPTrans</text:a>.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PIN</text:p>
          </table:table-cell>
          <table:table-cell table:style-name="ce13" office:value-type="string" calcext:value-type="string">
            <text:p><text:a xlink:href="https://pt.wikipedia.org/wiki/Terminal_Intermodal_Pinheiros" xlink:type="simple">Pinheiros</text:a></text:p>
          </table:table-cell>
          <table:table-cell table:style-name="ce13" office:value-type="string" calcext:value-type="string">
            <text:p>São Paulo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Integração gratuita com a <text:a xlink:href="https://pt.wikipedia.org/wiki/Linha_4_do_Metrô_de_São_Paulo" xlink:type="simple">Linha 4-Amarela</text:a> do <text:a xlink:href="https://pt.wikipedia.org/wiki/Metrô_de_São_Paulo" xlink:type="simple">Metrô</text:a> e com o <text:a xlink:href="https://pt.wikipedia.org/wiki/Terminal_Pinheiros" xlink:type="simple">Terminal Pinheiros</text:a> da SPTrans.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HBR</text:p>
          </table:table-cell>
          <table:table-cell table:style-name="ce13" office:value-type="string" calcext:value-type="string">
            <text:p><text:a xlink:href="https://pt.wikipedia.org/wiki/Estação_Hebraica-Rebouças_%28CPTM%29" xlink:type="simple">Hebraica-Rebouças</text:a></text:p>
          </table:table-cell>
          <table:table-cell table:style-name="ce13" office:value-type="string" calcext:value-type="string">
            <text:p>São Paulo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Integração com o ônibus urbano da SPTrans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CJD</text:p>
          </table:table-cell>
          <table:table-cell table:style-name="ce13" office:value-type="string" calcext:value-type="string">
            <text:p><text:a xlink:href="https://pt.wikipedia.org/wiki/Estação_Cidade_Jardim_%28CPTM%29" xlink:type="simple">Cidade Jardim</text:a></text:p>
          </table:table-cell>
          <table:table-cell table:style-name="ce13" office:value-type="string" calcext:value-type="string">
            <text:p>São Paulo</text:p>
          </table:table-cell>
          <table:table-cell office:value-type="float" office:value="8" calcext:value-type="float">
            <text:p>8</text:p>
          </table:table-cell>
          <table:table-cell table:style-name="ce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VOL</text:p>
          </table:table-cell>
          <table:table-cell table:style-name="ce13" office:value-type="string" calcext:value-type="string">
            <text:p><text:a xlink:href="https://pt.wikipedia.org/wiki/Estação_Vila_Olímpia_%28CPTM%29" xlink:type="simple">Vila Olímpia</text:a></text:p>
          </table:table-cell>
          <table:table-cell table:style-name="ce13" office:value-type="string" calcext:value-type="string">
            <text:p>São Paulo</text:p>
          </table:table-cell>
          <table:table-cell office:value-type="float" office:value="9" calcext:value-type="float">
            <text:p>9</text:p>
          </table:table-cell>
          <table:table-cell table:style-name="ce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BRR</text:p>
          </table:table-cell>
          <table:table-cell table:style-name="ce13" office:value-type="string" calcext:value-type="string">
            <text:p><text:a xlink:href="https://pt.wikipedia.org/wiki/Estação_Berrini_%28CPTM%29" xlink:type="simple">Berrini</text:a></text:p>
          </table:table-cell>
          <table:table-cell table:style-name="ce13" office:value-type="string" calcext:value-type="string">
            <text:p>São Paulo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Integração com o corredor de ônibus <text:a xlink:href="https://pt.wikipedia.org/wiki/Diadema" xlink:type="simple">Diadema</text:a>–Brooklin, da <text:a xlink:href="https://pt.wikipedia.org/wiki/EMTU-SP" xlink:type="simple">EMTU</text:a>.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MRB</text:p>
          </table:table-cell>
          <table:table-cell table:style-name="ce13" office:value-type="string" calcext:value-type="string">
            <text:p><text:a xlink:href="https://pt.wikipedia.org/wiki/Estação_Morumbi_%28CPTM%29" xlink:type="simple">Morumbi</text:a></text:p>
          </table:table-cell>
          <table:table-cell table:style-name="ce13" office:value-type="string" calcext:value-type="string">
            <text:p>São Paulo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Futura integração com a <text:a xlink:href="https://pt.wikipedia.org/wiki/Linha_17_do_Metrô_de_São_Paulo" xlink:type="simple">Linha 17-Ouro</text:a> do Metrô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GJT</text:p>
          </table:table-cell>
          <table:table-cell table:style-name="ce13" office:value-type="string" calcext:value-type="string">
            <text:p><text:a xlink:href="https://pt.wikipedia.org/wiki/Estação_Granja_Julieta_%28CPTM%29" xlink:type="simple">Granja Julieta</text:a></text:p>
          </table:table-cell>
          <table:table-cell table:style-name="ce13" office:value-type="string" calcext:value-type="string">
            <text:p>São Paulo</text:p>
          </table:table-cell>
          <table:table-cell office:value-type="float" office:value="12" calcext:value-type="float">
            <text:p>12</text:p>
          </table:table-cell>
          <table:table-cell table:style-name="ce13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SAM</text:p>
          </table:table-cell>
          <table:table-cell table:style-name="ce13" office:value-type="string" calcext:value-type="string">
            <text:p><text:a xlink:href="https://pt.wikipedia.org/wiki/Estação_Santo_Amaro" xlink:type="simple">Santo Amaro</text:a></text:p>
          </table:table-cell>
          <table:table-cell table:style-name="ce13" office:value-type="string" calcext:value-type="string">
            <text:p>São Paulo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Integração gratuita com a <text:a xlink:href="https://pt.wikipedia.org/wiki/Linha_5_do_Metrô_de_São_Paulo" xlink:type="simple">Linha 5-Lilás</text:a> do Metrô e com o Terminal Guido Caloi da SPTrans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SOC</text:p>
          </table:table-cell>
          <table:table-cell table:style-name="ce13" office:value-type="string" calcext:value-type="string">
            <text:p><text:a xlink:href="https://pt.wikipedia.org/wiki/Estação_Socorro_%28CPTM%29" xlink:type="simple">Socorro</text:a></text:p>
          </table:table-cell>
          <table:table-cell table:style-name="ce13" office:value-type="string" calcext:value-type="string">
            <text:p>São Paulo</text:p>
          </table:table-cell>
          <table:table-cell office:value-type="float" office:value="14" calcext:value-type="float">
            <text:p>14</text:p>
          </table:table-cell>
          <table:table-cell table:style-name="ce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JUR</text:p>
          </table:table-cell>
          <table:table-cell table:style-name="ce13" office:value-type="string" calcext:value-type="string">
            <text:p><text:a xlink:href="https://pt.wikipedia.org/wiki/Estação_Jurubatuba_%28CPTM%29" xlink:type="simple">Jurubatuba</text:a></text:p>
          </table:table-cell>
          <table:table-cell table:style-name="ce13" office:value-type="string" calcext:value-type="string">
            <text:p>São Paulo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Integração com o ônibus urbano da SPTrans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AUT</text:p>
          </table:table-cell>
          <table:table-cell table:style-name="ce13" office:value-type="string" calcext:value-type="string">
            <text:p><text:a xlink:href="https://pt.wikipedia.org/wiki/Estação_Autódromo_%28CPTM%29" xlink:type="simple">Autódromo</text:a></text:p>
          </table:table-cell>
          <table:table-cell table:style-name="ce13" office:value-type="string" calcext:value-type="string">
            <text:p>São Paulo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<text:a xlink:href="https://pt.wikipedia.org/wiki/Autódromo_de_Interlagos" xlink:type="simple">Autódromo de Interlagos</text:a>.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INT</text:p>
          </table:table-cell>
          <table:table-cell table:style-name="ce13" office:value-type="string" calcext:value-type="string">
            <text:p><text:a xlink:href="https://pt.wikipedia.org/wiki/Estação_Primavera-Interlagos_%28CPTM%29" xlink:type="simple">Primavera-Interlagos</text:a></text:p>
          </table:table-cell>
          <table:table-cell table:style-name="ce13" office:value-type="string" calcext:value-type="string">
            <text:p>São Paulo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Chamava-se apenas Interlagos até 2007.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GRA</text:p>
          </table:table-cell>
          <table:table-cell table:style-name="ce13" office:value-type="string" calcext:value-type="string">
            <text:p><text:a xlink:href="https://pt.wikipedia.org/wiki/Estação_Grajaú_%28CPTM%29" xlink:type="simple">Grajaú</text:a></text:p>
          </table:table-cell>
          <table:table-cell table:style-name="ce13" office:value-type="string" calcext:value-type="string">
            <text:p>São Paulo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Integração com o Terminal Grajaú da SPTrans.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LUZ</text:p>
          </table:table-cell>
          <table:table-cell table:style-name="ce13" office:value-type="string" calcext:value-type="string">
            <text:p><text:a xlink:href="https://pt.wikipedia.org/wiki/Estação_da_Luz" xlink:type="simple">Luz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Integração gratuita com as linhas <text:a xlink:href="https://pt.wikipedia.org/wiki/Linha_1_do_Metrô_de_São_Paulo" xlink:type="simple">1-Azul</text:a>, <text:a xlink:href="https://pt.wikipedia.org/wiki/Linha_4_do_Metrô_de_São_Paulo" xlink:type="simple">4-Amarela</text:a> e <text:a xlink:href="https://pt.wikipedia.org/wiki/Linha_11_da_CPTM" xlink:type="simple">11-Coral</text:a>.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BFU</text:p>
          </table:table-cell>
          <table:table-cell table:style-name="ce14" office:value-type="string" calcext:value-type="string">
            <text:p><text:a xlink:href="https://pt.wikipedia.org/wiki/Terminal_Intermodal_Palmeiras-Barra_Funda" xlink:type="simple">Palmeiras-Barra Funda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Integração gratuita com as linhas <text:a xlink:href="https://pt.wikipedia.org/wiki/Linha_3_do_Metrô_de_São_Paulo" xlink:type="simple">3-Vermelha</text:a> e <text:a xlink:href="https://pt.wikipedia.org/wiki/Linha_8_da_CPTM" xlink:type="simple">8-Diamante</text:a>.</text:p>
            <text:p>Acesso ao <text:a xlink:href="https://pt.wikipedia.org/wiki/Terminal_Rodoviário_da_Barra_Funda" xlink:type="simple">Terminal Rodoviário da Barra Funda</text:a>.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ABR</text:p>
          </table:table-cell>
          <table:table-cell table:style-name="ce13" office:value-type="string" calcext:value-type="string">
            <text:p><text:a xlink:href="https://pt.wikipedia.org/wiki/Estação_Água_Branca_%28CPTM%29" xlink:type="simple">Água Branca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Futura integração com a <text:a xlink:href="https://pt.wikipedia.org/wiki/Linha_6_do_Metrô_de_São_Paulo" xlink:type="simple">Linha 6-Laranja</text:a>.[<text:a xlink:href="https://pt.wikipedia.org/wiki/Wikipédia:Livro_de_estilo/Cite_as_fontes" xlink:type="simple">carece de fontes</text:a>]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LPA</text:p>
          </table:table-cell>
          <table:table-cell table:style-name="ce13" office:value-type="string" calcext:value-type="string">
            <text:p><text:a xlink:href="https://pt.wikipedia.org/wiki/Estação_Lapa_%28Linha_7_da_CPTM%29" xlink:type="simple">Lapa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4" calcext:value-type="float">
            <text:p>4</text:p>
          </table:table-cell>
          <table:table-cell table:style-name="ce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QR</text:p>
          </table:table-cell>
          <table:table-cell table:style-name="ce13" office:value-type="string" calcext:value-type="string">
            <text:p><text:a xlink:href="https://pt.wikipedia.org/wiki/Estação_Piqueri_%28CPTM%29" xlink:type="simple">Piqueri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5" calcext:value-type="float">
            <text:p>5</text:p>
          </table:table-cell>
          <table:table-cell table:style-name="ce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RT</text:p>
          </table:table-cell>
          <table:table-cell table:style-name="ce13" office:value-type="string" calcext:value-type="string">
            <text:p><text:a xlink:href="https://pt.wikipedia.org/wiki/Estação_Pirituba_%28CPTM%29" xlink:type="simple">Pirituba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6" calcext:value-type="float">
            <text:p>6</text:p>
          </table:table-cell>
          <table:table-cell table:style-name="ce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VCL</text:p>
          </table:table-cell>
          <table:table-cell table:style-name="ce13" office:value-type="string" calcext:value-type="string">
            <text:p><text:a xlink:href="https://pt.wikipedia.org/wiki/Estação_Vila_Clarice_%28CPTM%29" xlink:type="simple">Vila Clarice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7" calcext:value-type="float">
            <text:p>7</text:p>
          </table:table-cell>
          <table:table-cell table:style-name="ce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JRG</text:p>
          </table:table-cell>
          <table:table-cell table:style-name="ce13" office:value-type="string" calcext:value-type="string">
            <text:p><text:a xlink:href="https://pt.wikipedia.org/wiki/Estação_Jaraguá_%28CPTM%29" xlink:type="simple">Jaraguá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8" calcext:value-type="float">
            <text:p>8</text:p>
          </table:table-cell>
          <table:table-cell table:style-name="ce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VAU</text:p>
          </table:table-cell>
          <table:table-cell table:style-name="ce13" office:value-type="string" calcext:value-type="string">
            <text:p><text:a xlink:href="https://pt.wikipedia.org/wiki/Estação_Vila_Aurora" xlink:type="simple">Vila Aurora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9" calcext:value-type="float">
            <text:p>9</text:p>
          </table:table-cell>
          <table:table-cell table:style-name="ce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RU</text:p>
          </table:table-cell>
          <table:table-cell table:style-name="ce13" office:value-type="string" calcext:value-type="string">
            <text:p><text:a xlink:href="https://pt.wikipedia.org/wiki/Estação_Perus_%28CPTM%29" xlink:type="simple">Perus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10" calcext:value-type="float">
            <text:p>10</text:p>
          </table:table-cell>
          <table:table-cell table:style-name="ce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CAI</text:p>
          </table:table-cell>
          <table:table-cell table:style-name="ce13" office:value-type="string" calcext:value-type="string">
            <text:p><text:a xlink:href="https://pt.wikipedia.org/wiki/Estação_Caieiras_%28CPTM%29" xlink:type="simple">Caieiras</text:a></text:p>
          </table:table-cell>
          <table:table-cell table:style-name="ce13" office:value-type="string" calcext:value-type="string">
            <text:p><text:a xlink:href="https://pt.wikipedia.org/wiki/Caieiras" xlink:type="simple">Caieiras</text:a></text:p>
          </table:table-cell>
          <table:table-cell office:value-type="float" office:value="11" calcext:value-type="float">
            <text:p>11</text:p>
          </table:table-cell>
          <table:table-cell table:style-name="ce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FDR</text:p>
          </table:table-cell>
          <table:table-cell table:style-name="ce13" office:value-type="string" calcext:value-type="string">
            <text:p><text:a xlink:href="https://pt.wikipedia.org/wiki/Estação_Franco_da_Rocha" xlink:type="simple">Franco da Rocha</text:a></text:p>
          </table:table-cell>
          <table:table-cell table:style-name="ce13" office:value-type="string" calcext:value-type="string">
            <text:p><text:a xlink:href="https://pt.wikipedia.org/wiki/Franco_da_Rocha" xlink:type="simple">Franco da Rocha</text:a></text:p>
          </table:table-cell>
          <table:table-cell office:value-type="float" office:value="12" calcext:value-type="float">
            <text:p>12</text:p>
          </table:table-cell>
          <table:table-cell table:style-name="ce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BFI</text:p>
          </table:table-cell>
          <table:table-cell table:style-name="ce13" office:value-type="string" calcext:value-type="string">
            <text:p><text:a xlink:href="https://pt.wikipedia.org/wiki/Estação_Baltazar_Fidelis_%28CPTM%29" xlink:type="simple">Baltazar Fidélis</text:a></text:p>
          </table:table-cell>
          <table:table-cell table:style-name="ce13" office:value-type="string" calcext:value-type="string">
            <text:p><text:a xlink:href="https://pt.wikipedia.org/wiki/Franco_da_Rocha" xlink:type="simple">Franco da Rocha</text:a></text:p>
          </table:table-cell>
          <table:table-cell office:value-type="float" office:value="13" calcext:value-type="float">
            <text:p>13</text:p>
          </table:table-cell>
          <table:table-cell table:style-name="ce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FMO</text:p>
          </table:table-cell>
          <table:table-cell table:style-name="ce13" office:value-type="string" calcext:value-type="string">
            <text:p><text:a xlink:href="https://pt.wikipedia.org/wiki/Estação_Francisco_Morato_%28CPTM%29" xlink:type="simple">Francisco Morato</text:a></text:p>
          </table:table-cell>
          <table:table-cell table:style-name="ce13" office:value-type="string" calcext:value-type="string">
            <text:p><text:a xlink:href="https://pt.wikipedia.org/wiki/Francisco_Morato" xlink:type="simple">Francisco Morato</text:a>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Integração gratuita com a Extensão Operacional para <text:a xlink:href="https://pt.wikipedia.org/wiki/Estação_Jundiaí_%28CPTM%29" xlink:type="simple">Jundiaí</text:a>.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BTJ</text:p>
          </table:table-cell>
          <table:table-cell table:style-name="ce13" office:value-type="string" calcext:value-type="string">
            <text:p><text:a xlink:href="https://pt.wikipedia.org/wiki/Estação_Botujuru_%28CPTM%29" xlink:type="simple">Botujuru</text:a></text:p>
          </table:table-cell>
          <table:table-cell table:style-name="ce13" office:value-type="string" calcext:value-type="string">
            <text:p><text:a xlink:href="https://pt.wikipedia.org/wiki/Campo_Limpo_Paulista" xlink:type="simple">Campo Limpo Paulista</text:a></text:p>
          </table:table-cell>
          <table:table-cell office:value-type="float" office:value="16" calcext:value-type="float">
            <text:p>16</text:p>
          </table:table-cell>
          <table:table-cell table:style-name="ce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CLP</text:p>
          </table:table-cell>
          <table:table-cell table:style-name="ce13" office:value-type="string" calcext:value-type="string">
            <text:p><text:a xlink:href="https://pt.wikipedia.org/wiki/Estação_Campo_Limpo_Paulista_%28CPTM%29" xlink:type="simple">Campo Limpo Paulista</text:a></text:p>
          </table:table-cell>
          <table:table-cell table:style-name="ce13" office:value-type="string" calcext:value-type="string">
            <text:p><text:a xlink:href="https://pt.wikipedia.org/wiki/Campo_Limpo_Paulista" xlink:type="simple">Campo Limpo Paulista</text:a></text:p>
          </table:table-cell>
          <table:table-cell office:value-type="float" office:value="17" calcext:value-type="float">
            <text:p>17</text:p>
          </table:table-cell>
          <table:table-cell table:style-name="ce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VPL</text:p>
          </table:table-cell>
          <table:table-cell table:style-name="ce13" office:value-type="string" calcext:value-type="string">
            <text:p><text:a xlink:href="https://pt.wikipedia.org/wiki/Estação_Várzea_Paulista_%28CPTM%29" xlink:type="simple">Várzea Paulista</text:a></text:p>
          </table:table-cell>
          <table:table-cell table:style-name="ce13" office:value-type="string" calcext:value-type="string">
            <text:p><text:a xlink:href="https://pt.wikipedia.org/wiki/Várzea_Paulista" xlink:type="simple">Várzea Paulista</text:a></text:p>
          </table:table-cell>
          <table:table-cell office:value-type="float" office:value="18" calcext:value-type="float">
            <text:p>18</text:p>
          </table:table-cell>
          <table:table-cell table:style-name="ce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JUN</text:p>
          </table:table-cell>
          <table:table-cell table:style-name="ce13" office:value-type="string" calcext:value-type="string">
            <text:p><text:a xlink:href="https://pt.wikipedia.org/wiki/Estação_Jundiaí_%28CPTM%29" xlink:type="simple">Jundiaí</text:a></text:p>
          </table:table-cell>
          <table:table-cell table:style-name="ce13" office:value-type="string" calcext:value-type="string">
            <text:p><text:a xlink:href="https://pt.wikipedia.org/wiki/Jundiaí" xlink:type="simple">Jundiaí</text:a></text:p>
          </table:table-cell>
          <table:table-cell office:value-type="float" office:value="19" calcext:value-type="float">
            <text:p>19</text:p>
          </table:table-cell>
          <table:table-cell table:style-name="ce1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JPR</text:p>
          </table:table-cell>
          <table:table-cell table:style-name="ce13" office:value-type="string" calcext:value-type="string">
            <text:p><text:a xlink:href="https://pt.wikipedia.org/wiki/Estação_Júlio_Prestes" xlink:type="simple">Júlio Prestes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1" calcext:value-type="float">
            <text:p>1</text:p>
          </table:table-cell>
          <table:table-cell table:style-name="ce14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BFU</text:p>
          </table:table-cell>
          <table:table-cell table:style-name="ce13" office:value-type="string" calcext:value-type="string">
            <text:p><text:a xlink:href="https://pt.wikipedia.org/wiki/Terminal_Intermodal_Palmeiras-Barra_Funda" xlink:type="simple">Palmeiras-Barra Funda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Integração gratuita com a <text:a xlink:href="https://pt.wikipedia.org/wiki/Linha_3_do_Metrô_de_São_Paulo" xlink:type="simple">Linha 3-Vermelha</text:a> do <text:a xlink:href="https://pt.wikipedia.org/wiki/Metrô_de_São_Paulo" xlink:type="simple">Metrô de São Paulo</text:a>, com a <text:a xlink:href="https://pt.wikipedia.org/wiki/Linha_7_da_CPTM" xlink:type="simple">Linha 7-Rubi</text:a> da <text:a xlink:href="https://pt.wikipedia.org/wiki/Companhia_Paulista_de_Trens_Metropolitanos" xlink:type="simple">CPTM</text:a> e acesso ao Terminal Rodoviário da Barra Funda.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LAB</text:p>
          </table:table-cell>
          <table:table-cell table:style-name="ce13" office:value-type="string" calcext:value-type="string">
            <text:p><text:a xlink:href="https://pt.wikipedia.org/wiki/Estação_Lapa_%28Linha_8_da_CPTM%29" xlink:type="simple">Lapa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Integração tarifada com o <text:a xlink:href="https://pt.wikipedia.org/wiki/Terminal_Lapa" xlink:type="simple">Terminal Lapa</text:a> da <text:a xlink:href="https://pt.wikipedia.org/wiki/São_Paulo_Transportes" xlink:type="simple">SPTrans</text:a>. Futura integração com a <text:a xlink:href="https://pt.wikipedia.org/wiki/Linha_7_da_CPTM" xlink:type="simple">Linha 7 - Rubi</text:a> da CPTM.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DMO</text:p>
          </table:table-cell>
          <table:table-cell table:style-name="ce13" office:value-type="string" calcext:value-type="string">
            <text:p><text:a xlink:href="https://pt.wikipedia.org/wiki/Estação_Domingos_de_Moraes" xlink:type="simple">Domingos de Moraes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4" calcext:value-type="float">
            <text:p>4</text:p>
          </table:table-cell>
          <table:table-cell table:style-name="ce1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ILE</text:p>
          </table:table-cell>
          <table:table-cell table:style-name="ce13" office:value-type="string" calcext:value-type="string">
            <text:p><text:a xlink:href="https://pt.wikipedia.org/wiki/Estação_Imperatriz_Leopoldina" xlink:type="simple">Imperatriz Leopoldina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5" calcext:value-type="float">
            <text:p>5</text:p>
          </table:table-cell>
          <table:table-cell table:style-name="ce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PAL</text:p>
          </table:table-cell>
          <table:table-cell table:style-name="ce13" office:value-type="string" calcext:value-type="string">
            <text:p><text:a xlink:href="https://pt.wikipedia.org/wiki/Estação_Presidente_Altino" xlink:type="simple">Presidente Altino</text:a></text:p>
          </table:table-cell>
          <table:table-cell table:style-name="ce13" office:value-type="string" calcext:value-type="string">
            <text:p><text:a xlink:href="https://pt.wikipedia.org/wiki/Osasco" xlink:type="simple">Osasco</text:a>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Integração gratuita com a <text:a xlink:href="https://pt.wikipedia.org/wiki/Linha_9_da_CPTM" xlink:type="simple">Linha 9-Esmeralda</text:a>.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OSA</text:p>
          </table:table-cell>
          <table:table-cell table:style-name="ce13" office:value-type="string" calcext:value-type="string">
            <text:p><text:a xlink:href="https://pt.wikipedia.org/wiki/Estação_Osasco" xlink:type="simple">Osasco</text:a></text:p>
          </table:table-cell>
          <table:table-cell table:style-name="ce13" office:value-type="string" calcext:value-type="string">
            <text:p><text:a xlink:href="https://pt.wikipedia.org/wiki/Osasco" xlink:type="simple">Osasco</text:a>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Integração gratuita com a <text:a xlink:href="https://pt.wikipedia.org/wiki/Linha_9_da_CPTM" xlink:type="simple">Linha 9-Esmeralda</text:a>, acesso ao Terminal Rodoviário de <text:a xlink:href="https://pt.wikipedia.org/wiki/Osasco" xlink:type="simple">Osasco</text:a>.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CSA</text:p>
          </table:table-cell>
          <table:table-cell table:style-name="ce13" office:value-type="string" calcext:value-type="string">
            <text:p><text:a xlink:href="https://pt.wikipedia.org/wiki/Estação_Comandante_Sampaio" xlink:type="simple">Comandante Sampaio</text:a></text:p>
          </table:table-cell>
          <table:table-cell table:style-name="ce13" office:value-type="string" calcext:value-type="string">
            <text:p><text:a xlink:href="https://pt.wikipedia.org/wiki/Osasco" xlink:type="simple">Osasco</text:a></text:p>
          </table:table-cell>
          <table:table-cell office:value-type="float" office:value="8" calcext:value-type="float">
            <text:p>8</text:p>
          </table:table-cell>
          <table:table-cell table:style-name="ce1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QTU</text:p>
          </table:table-cell>
          <table:table-cell table:style-name="ce13" office:value-type="string" calcext:value-type="string">
            <text:p><text:a xlink:href="https://pt.wikipedia.org/wiki/Estação_Quitaúna" xlink:type="simple">Quitaúna</text:a></text:p>
          </table:table-cell>
          <table:table-cell table:style-name="ce13" office:value-type="string" calcext:value-type="string">
            <text:p><text:a xlink:href="https://pt.wikipedia.org/wiki/Osasco" xlink:type="simple">Osasco</text:a></text:p>
          </table:table-cell>
          <table:table-cell office:value-type="float" office:value="9" calcext:value-type="float">
            <text:p>9</text:p>
          </table:table-cell>
          <table:table-cell table:style-name="ce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GMC</text:p>
          </table:table-cell>
          <table:table-cell table:style-name="ce13" office:value-type="string" calcext:value-type="string">
            <text:p><text:a xlink:href="https://pt.wikipedia.org/wiki/Estação_General_Miguel_Costa" xlink:type="simple">General Miguel Costa</text:a> (ex km 21)</text:p>
          </table:table-cell>
          <table:table-cell table:style-name="ce13" office:value-type="string" calcext:value-type="string">
            <text:p><text:a xlink:href="https://pt.wikipedia.org/wiki/Osasco" xlink:type="simple">Osasco</text:a></text:p>
          </table:table-cell>
          <table:table-cell office:value-type="float" office:value="10" calcext:value-type="float">
            <text:p>10</text:p>
          </table:table-cell>
          <table:table-cell table:style-name="ce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CPB</text:p>
          </table:table-cell>
          <table:table-cell table:style-name="ce13" office:value-type="string" calcext:value-type="string">
            <text:p><text:a xlink:href="https://pt.wikipedia.org/wiki/Estação_Carapicuíba" xlink:type="simple">Carapicuíba</text:a></text:p>
          </table:table-cell>
          <table:table-cell table:style-name="ce13" office:value-type="string" calcext:value-type="string">
            <text:p><text:a xlink:href="https://pt.wikipedia.org/wiki/Carapicuíba" xlink:type="simple">Carapicuíba</text:a>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Acesso ao Terminal Urbano de <text:a xlink:href="https://pt.wikipedia.org/wiki/Ônibus" xlink:type="simple">ônibus</text:a> de <text:a xlink:href="https://pt.wikipedia.org/wiki/Carapicuíba" xlink:type="simple">Carapicuíba</text:a>.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STE</text:p>
          </table:table-cell>
          <table:table-cell table:style-name="ce13" office:value-type="string" calcext:value-type="string">
            <text:p><text:a xlink:href="https://pt.wikipedia.org/wiki/Estação_Santa_Teresinha" xlink:type="simple">Santa Terezinha</text:a></text:p>
          </table:table-cell>
          <table:table-cell table:style-name="ce13" office:value-type="string" calcext:value-type="string">
            <text:p><text:a xlink:href="https://pt.wikipedia.org/wiki/Carapicuíba" xlink:type="simple">Carapicuíba</text:a></text:p>
          </table:table-cell>
          <table:table-cell office:value-type="float" office:value="12" calcext:value-type="float">
            <text:p>12</text:p>
          </table:table-cell>
          <table:table-cell table:style-name="ce1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AJO</text:p>
          </table:table-cell>
          <table:table-cell table:style-name="ce13" office:value-type="string" calcext:value-type="string">
            <text:p><text:a xlink:href="https://pt.wikipedia.org/wiki/Estação_Antônio_João" xlink:type="simple">Antônio João</text:a></text:p>
          </table:table-cell>
          <table:table-cell table:style-name="ce13" office:value-type="string" calcext:value-type="string">
            <text:p><text:a xlink:href="https://pt.wikipedia.org/wiki/Barueri" xlink:type="simple">Barueri</text:a></text:p>
          </table:table-cell>
          <table:table-cell office:value-type="float" office:value="13" calcext:value-type="float">
            <text:p>13</text:p>
          </table:table-cell>
          <table:table-cell table:style-name="ce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BRU</text:p>
          </table:table-cell>
          <table:table-cell table:style-name="ce13" office:value-type="string" calcext:value-type="string">
            <text:p><text:a xlink:href="https://pt.wikipedia.org/wiki/Estação_Barueri" xlink:type="simple">Barueri</text:a></text:p>
          </table:table-cell>
          <table:table-cell table:style-name="ce13" office:value-type="string" calcext:value-type="string">
            <text:p><text:a xlink:href="https://pt.wikipedia.org/wiki/Barueri" xlink:type="simple">Barueri</text:a>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Integração tarifada com o Terminal Intermunicipal de <text:a xlink:href="https://pt.wikipedia.org/wiki/Ônibus" xlink:type="simple">ônibus</text:a> de <text:a xlink:href="https://pt.wikipedia.org/wiki/Barueri" xlink:type="simple">Barueri</text:a>.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JBE</text:p>
          </table:table-cell>
          <table:table-cell table:style-name="ce13" office:value-type="string" calcext:value-type="string">
            <text:p><text:a xlink:href="https://pt.wikipedia.org/wiki/Estação_Jardim_Belval" xlink:type="simple">Jardim Belval</text:a></text:p>
          </table:table-cell>
          <table:table-cell table:style-name="ce13" office:value-type="string" calcext:value-type="string">
            <text:p><text:a xlink:href="https://pt.wikipedia.org/wiki/Barueri" xlink:type="simple">Barueri</text:a></text:p>
          </table:table-cell>
          <table:table-cell office:value-type="float" office:value="15" calcext:value-type="float">
            <text:p>15</text:p>
          </table:table-cell>
          <table:table-cell table:style-name="ce13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JSI</text:p>
          </table:table-cell>
          <table:table-cell table:style-name="ce13" office:value-type="string" calcext:value-type="string">
            <text:p><text:a xlink:href="https://pt.wikipedia.org/wiki/Estação_Jardim_Silveira" xlink:type="simple">Jardim Silveira</text:a></text:p>
          </table:table-cell>
          <table:table-cell table:style-name="ce13" office:value-type="string" calcext:value-type="string">
            <text:p><text:a xlink:href="https://pt.wikipedia.org/wiki/Barueri" xlink:type="simple">Barueri</text:a>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Integração tarifada com o Terminal Intermunicipal de <text:a xlink:href="https://pt.wikipedia.org/wiki/Ônibus" xlink:type="simple">ônibus</text:a> do Jardim Silveira.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JDI</text:p>
          </table:table-cell>
          <table:table-cell table:style-name="ce13" office:value-type="string" calcext:value-type="string">
            <text:p><text:a xlink:href="https://pt.wikipedia.org/wiki/Estação_Jandira" xlink:type="simple">Jandira</text:a></text:p>
          </table:table-cell>
          <table:table-cell table:style-name="ce13" office:value-type="string" calcext:value-type="string">
            <text:p><text:a xlink:href="https://pt.wikipedia.org/wiki/Jandira" xlink:type="simple">Jandira</text:a>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Integração tarifada com o Terminal Intermunicipal de <text:a xlink:href="https://pt.wikipedia.org/wiki/Ônibus" xlink:type="simple">ônibus</text:a> de <text:a xlink:href="https://pt.wikipedia.org/wiki/Jandira" xlink:type="simple">Jandira</text:a>.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SCO</text:p>
          </table:table-cell>
          <table:table-cell table:style-name="ce13" office:value-type="string" calcext:value-type="string">
            <text:p><text:a xlink:href="https://pt.wikipedia.org/wiki/Estação_Sagrado_Coração" xlink:type="simple">Sagrado Coração</text:a></text:p>
          </table:table-cell>
          <table:table-cell table:style-name="ce13" office:value-type="string" calcext:value-type="string">
            <text:p><text:a xlink:href="https://pt.wikipedia.org/wiki/Jandira" xlink:type="simple">Jandira</text:a></text:p>
          </table:table-cell>
          <table:table-cell office:value-type="float" office:value="18" calcext:value-type="float">
            <text:p>18</text:p>
          </table:table-cell>
          <table:table-cell table:style-name="ce1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ECD</text:p>
          </table:table-cell>
          <table:table-cell table:style-name="ce13" office:value-type="string" calcext:value-type="string">
            <text:p><text:a xlink:href="https://pt.wikipedia.org/wiki/Estação_Engenheiro_Cardoso" xlink:type="simple">Engenheiro Cardoso</text:a></text:p>
          </table:table-cell>
          <table:table-cell table:style-name="ce13" office:value-type="string" calcext:value-type="string">
            <text:p><text:a xlink:href="https://pt.wikipedia.org/wiki/Itapevi" xlink:type="simple">Itapevi</text:a></text:p>
          </table:table-cell>
          <table:table-cell office:value-type="float" office:value="19" calcext:value-type="float">
            <text:p>19</text:p>
          </table:table-cell>
          <table:table-cell table:style-name="ce13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IPV</text:p>
          </table:table-cell>
          <table:table-cell table:style-name="ce13" office:value-type="string" calcext:value-type="string">
            <text:p><text:a xlink:href="https://pt.wikipedia.org/wiki/Estação_Itapevi" xlink:type="simple">Itapevi</text:a></text:p>
          </table:table-cell>
          <table:table-cell table:style-name="ce13" office:value-type="string" calcext:value-type="string">
            <text:p><text:a xlink:href="https://pt.wikipedia.org/wiki/Itapevi" xlink:type="simple">Itapevi</text:a>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Integração gratuita com a extensão operacional para <text:a xlink:href="https://pt.wikipedia.org/wiki/Parada_Amador_Bueno_%28CPTM%29" xlink:type="simple">Amador Bueno</text:a>. Cartão <text:a xlink:href="https://pt.wikipedia.org/wiki/Benfácil" xlink:type="simple">Benfácil</text:a> da <text:a xlink:href="https://pt.wikipedia.org/wiki/Benfica_Barueri_Transporte_e_Turismo_LTDA" xlink:type="simple">Benfica BBTT</text:a>.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SRT</text:p>
          </table:table-cell>
          <table:table-cell table:style-name="ce13" office:value-type="string" calcext:value-type="string">
            <text:p><text:a xlink:href="https://pt.wikipedia.org/wiki/Estação_Santa_Rita_%28CPTM%29" xlink:type="simple">Santa Rita</text:a></text:p>
          </table:table-cell>
          <table:table-cell table:style-name="ce13" office:value-type="string" calcext:value-type="string">
            <text:p><text:a xlink:href="https://pt.wikipedia.org/wiki/Itapevi" xlink:type="simple">Itapevi</text:a>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Modernização entregue em 3 de abril de 2014.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ABU</text:p>
          </table:table-cell>
          <table:table-cell table:style-name="ce13" office:value-type="string" calcext:value-type="string">
            <text:p><text:a xlink:href="https://pt.wikipedia.org/wiki/Estação_Amador_Bueno" xlink:type="simple">Amador Bueno</text:a></text:p>
          </table:table-cell>
          <table:table-cell table:style-name="ce13" office:value-type="string" calcext:value-type="string">
            <text:p><text:a xlink:href="https://pt.wikipedia.org/wiki/Itapevi" xlink:type="simple">Itapevi</text:a>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Modernização entregue em 3 de abril de 2014.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BAS</text:p>
          </table:table-cell>
          <table:table-cell table:style-name="ce13" office:value-type="string" calcext:value-type="string">
            <text:p><text:a xlink:href="https://pt.wikipedia.org/wiki/Estação_Brás" xlink:type="simple">Brás</text:a><text:a xlink:href="https://pt.wikipedia.org/wiki/Linha_10_da_CPTM#cite_note-2" xlink:type="simple">[2]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Integração gratuita com a linha <text:a xlink:href="https://pt.wikipedia.org/wiki/Linha_3_do_Metrô_de_São_Paulo" xlink:type="simple">3 - Vermelha</text:a> do Metrô e as linhas <text:a xlink:href="https://pt.wikipedia.org/wiki/Linha_11_da_CPTM" xlink:type="simple">11 - Coral</text:a> e <text:a xlink:href="https://pt.wikipedia.org/wiki/Linha_12_da_CPTM" xlink:type="simple">12 - Safira</text:a> da CPTM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MOC</text:p>
          </table:table-cell>
          <table:table-cell table:style-name="ce13" office:value-type="string" calcext:value-type="string">
            <text:p><text:a xlink:href="https://pt.wikipedia.org/wiki/Estação_Mooca_%28CPTM%29" xlink:type="simple">Mooca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2" calcext:value-type="float">
            <text:p>2</text:p>
          </table:table-cell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IPG</text:p>
          </table:table-cell>
          <table:table-cell table:style-name="ce13" office:value-type="string" calcext:value-type="string">
            <text:p><text:a xlink:href="https://pt.wikipedia.org/wiki/Estação_Ipiranga_%28CPTM%29" xlink:type="simple">Ipiranga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3" calcext:value-type="float">
            <text:p>3</text:p>
          </table:table-cell>
          <table:table-cell table:style-name="ce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TMD</text:p>
          </table:table-cell>
          <table:table-cell table:style-name="ce13" office:value-type="string" calcext:value-type="string">
            <text:p><text:a xlink:href="https://pt.wikipedia.org/wiki/Estação_Tamanduateí" xlink:type="simple">Tamanduateí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Integração gratuita com a linha <text:a xlink:href="https://pt.wikipedia.org/wiki/Linha_2_do_Metrô_de_São_Paulo" xlink:type="simple">2 - Verde</text:a> do Metrô.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SCS</text:p>
          </table:table-cell>
          <table:table-cell table:style-name="ce13" office:value-type="string" calcext:value-type="string">
            <text:p><text:a xlink:href="https://pt.wikipedia.org/wiki/Estação_São_Caetano" xlink:type="simple">São Caetano do Sul</text:a></text:p>
          </table:table-cell>
          <table:table-cell table:style-name="ce13" office:value-type="string" calcext:value-type="string">
            <text:p><text:a xlink:href="https://pt.wikipedia.org/wiki/São_Caetano_do_Sul" xlink:type="simple">São Caetano do Sul</text:a>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Acesso ao Terminal Urbano e Rodoviário de São Caetano do Su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UTG</text:p>
          </table:table-cell>
          <table:table-cell table:style-name="ce13" office:value-type="string" calcext:value-type="string">
            <text:p><text:a xlink:href="https://pt.wikipedia.org/wiki/Estação_Utinga_%28CPTM%29" xlink:type="simple">Utinga</text:a></text:p>
          </table:table-cell>
          <table:table-cell table:style-name="ce13" office:value-type="string" calcext:value-type="string">
            <text:p><text:a xlink:href="https://pt.wikipedia.org/wiki/Santo_André_%28São_Paulo%29" xlink:type="simple">Santo André</text:a></text:p>
          </table:table-cell>
          <table:table-cell office:value-type="float" office:value="6" calcext:value-type="float">
            <text:p>6</text:p>
          </table:table-cell>
          <table:table-cell table:style-name="ce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PSA</text:p>
          </table:table-cell>
          <table:table-cell table:style-name="ce13" office:value-type="string" calcext:value-type="string">
            <text:p><text:a xlink:href="https://pt.wikipedia.org/wiki/Estação_Prefeito_Saladino_%28CPTM%29" xlink:type="simple">Prefeito Saladino</text:a></text:p>
          </table:table-cell>
          <table:table-cell table:style-name="ce13" office:value-type="string" calcext:value-type="string">
            <text:p><text:a xlink:href="https://pt.wikipedia.org/wiki/Santo_André_%28São_Paulo%29" xlink:type="simple">Santo André</text:a>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Acesso ao Terminal Rodoviário de Santo André (TERSA)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SAN</text:p>
          </table:table-cell>
          <table:table-cell table:style-name="ce13" office:value-type="string" calcext:value-type="string">
            <text:p><text:a xlink:href="https://pt.wikipedia.org/wiki/Estação_Prefeito_Celso_Daniel_-_Santo_André_%28CPTM%29" xlink:type="simple">Prefeito Celso Daniel - Santo André</text:a></text:p>
          </table:table-cell>
          <table:table-cell table:style-name="ce13" office:value-type="string" calcext:value-type="string">
            <text:p><text:a xlink:href="https://pt.wikipedia.org/wiki/Santo_André_%28São_Paulo%29" xlink:type="simple">Santo André</text:a>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Integração paga com a <text:a xlink:href="https://pt.wikipedia.org/wiki/Empresa_Metropolitana_de_Transportes_Urbanos_de_São_Paulo" xlink:type="simple">EMTU</text:a> e os ônibus municipais de Santo André no terminal leste e oeste. Chamava-se apenas Santo André até 2007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CPV</text:p>
          </table:table-cell>
          <table:table-cell table:style-name="ce13" office:value-type="string" calcext:value-type="string">
            <text:p><text:a xlink:href="https://pt.wikipedia.org/wiki/Estação_Capuava_%28CPTM%29" xlink:type="simple">Capuava</text:a></text:p>
          </table:table-cell>
          <table:table-cell table:style-name="ce13" office:value-type="string" calcext:value-type="string">
            <text:p><text:a xlink:href="https://pt.wikipedia.org/wiki/Mauá" xlink:type="simple">Mauá</text:a></text:p>
          </table:table-cell>
          <table:table-cell office:value-type="float" office:value="9" calcext:value-type="float">
            <text:p>9</text:p>
          </table:table-cell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MAU</text:p>
          </table:table-cell>
          <table:table-cell table:style-name="ce13" office:value-type="string" calcext:value-type="string">
            <text:p><text:a xlink:href="https://pt.wikipedia.org/wiki/Estação_Mauá_%28CPTM%29" xlink:type="simple">Mauá</text:a></text:p>
          </table:table-cell>
          <table:table-cell table:style-name="ce13" office:value-type="string" calcext:value-type="string">
            <text:p><text:a xlink:href="https://pt.wikipedia.org/wiki/Mauá" xlink:type="simple">Mauá</text:a></text:p>
          </table:table-cell>
          <table:table-cell office:value-type="float" office:value="10" calcext:value-type="float">
            <text:p>10</text:p>
          </table:table-cell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GPT</text:p>
          </table:table-cell>
          <table:table-cell table:style-name="ce13" office:value-type="string" calcext:value-type="string">
            <text:p><text:a xlink:href="https://pt.wikipedia.org/wiki/Estação_Guapituba_%28CPTM%29" xlink:type="simple">Guapituba</text:a></text:p>
          </table:table-cell>
          <table:table-cell table:style-name="ce13" office:value-type="string" calcext:value-type="string">
            <text:p><text:a xlink:href="https://pt.wikipedia.org/wiki/Mauá" xlink:type="simple">Mauá</text:a></text:p>
          </table:table-cell>
          <table:table-cell office:value-type="float" office:value="11" calcext:value-type="float">
            <text:p>11</text:p>
          </table:table-cell>
          <table:table-cell table:style-name="ce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RPI</text:p>
          </table:table-cell>
          <table:table-cell table:style-name="ce13" office:value-type="string" calcext:value-type="string">
            <text:p><text:a xlink:href="https://pt.wikipedia.org/wiki/Estação_Ribeirão_Pires_%28CPTM%29" xlink:type="simple">Ribeirão Pires</text:a></text:p>
          </table:table-cell>
          <table:table-cell table:style-name="ce13" office:value-type="string" calcext:value-type="string">
            <text:p><text:a xlink:href="https://pt.wikipedia.org/wiki/Ribeirão_Pires" xlink:type="simple">Ribeirão Pires</text:a></text:p>
          </table:table-cell>
          <table:table-cell office:value-type="float" office:value="12" calcext:value-type="float">
            <text:p>12</text:p>
          </table:table-cell>
          <table:table-cell table:style-name="ce13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RGS</text:p>
          </table:table-cell>
          <table:table-cell table:style-name="ce13" office:value-type="string" calcext:value-type="string">
            <text:p><text:a xlink:href="https://pt.wikipedia.org/wiki/Estação_Rio_Grande_da_Serra_%28CPTM%29" xlink:type="simple">Rio Grande da Serra</text:a></text:p>
          </table:table-cell>
          <table:table-cell table:style-name="ce13" office:value-type="string" calcext:value-type="string">
            <text:p><text:a xlink:href="https://pt.wikipedia.org/wiki/Rio_Grande_da_Serra" xlink:type="simple">Rio Grande da Serra</text:a>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Integração paga com ônibus para <text:a xlink:href="https://pt.wikipedia.org/wiki/Paranapiacaba" xlink:type="simple">Paranapiacaba</text:a> via Campo Grande (Viação Ribeirão Pires).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LUZ</text:p>
          </table:table-cell>
          <table:table-cell table:style-name="ce13" office:value-type="string" calcext:value-type="string">
            <text:p><text:a xlink:href="https://pt.wikipedia.org/wiki/Estação_da_Luz" xlink:type="simple">Luz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Integração gratuita com as linhas <text:a xlink:href="https://pt.wikipedia.org/wiki/Linha_1_do_Metrô_de_São_Paulo" xlink:type="simple">1-Azul</text:a>, <text:a xlink:href="https://pt.wikipedia.org/wiki/Linha_4_do_Metrô_de_São_Paulo" xlink:type="simple">4-Amarela</text:a> e <text:a xlink:href="https://pt.wikipedia.org/wiki/Linha_7_da_CPTM" xlink:type="simple">7-Rubi</text:a>.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BAS</text:p>
          </table:table-cell>
          <table:table-cell table:style-name="ce13" office:value-type="string" calcext:value-type="string">
            <text:p><text:a xlink:href="https://pt.wikipedia.org/wiki/Estação_Brás_%28CPTM_-_Metrô%29" xlink:type="simple">Brás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Integração gratuita com a <text:a xlink:href="https://pt.wikipedia.org/wiki/Linha_3_do_Metrô_de_São_Paulo" xlink:type="simple">Linha 3-Vermelha</text:a> e as linhas <text:a xlink:href="https://pt.wikipedia.org/wiki/Linha_10_da_CPTM" xlink:type="simple">10-Turquesa</text:a> e <text:a xlink:href="https://pt.wikipedia.org/wiki/Linha_12_da_CPTM" xlink:type="simple">12-Safira</text:a>.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TAT</text:p>
          </table:table-cell>
          <table:table-cell table:style-name="ce13" office:value-type="string" calcext:value-type="string">
            <text:p><text:a xlink:href="https://pt.wikipedia.org/wiki/Estação_Tatuapé" xlink:type="simple">Tatuapé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Integração gratuita com a <text:a xlink:href="https://pt.wikipedia.org/wiki/Linha_12_da_CPTM" xlink:type="simple">Linha 12-Safira</text:a> e paga com a <text:a xlink:href="https://pt.wikipedia.org/wiki/Linha_3_do_Metrô_de_São_Paulo" xlink:type="simple">Linha 3-Vermelha</text:a>. Acesso direto ao Shopping Metrô Tatuapé e ao Shopping Metrô Boulevard Tatuapé.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ITQ</text:p>
          </table:table-cell>
          <table:table-cell table:style-name="ce13" office:value-type="string" calcext:value-type="string">
            <text:p><text:a xlink:href="https://pt.wikipedia.org/wiki/Estação_Corinthians-Itaquera" xlink:type="simple">Corinthians-Itaquera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Integração paga com a <text:a xlink:href="https://pt.wikipedia.org/wiki/Linha_3_do_Metrô_de_São_Paulo" xlink:type="simple">Linha 3 do Metrô de São Paulo</text:a>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DBO</text:p>
          </table:table-cell>
          <table:table-cell table:style-name="ce13" office:value-type="string" calcext:value-type="string">
            <text:p><text:a xlink:href="https://pt.wikipedia.org/wiki/Estação_Dom_Bosco_%28CPTM%29" xlink:type="simple">Dom Bosco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5" calcext:value-type="float">
            <text:p>5</text:p>
          </table:table-cell>
          <table:table-cell table:style-name="ce1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JBO</text:p>
          </table:table-cell>
          <table:table-cell table:style-name="ce13" office:value-type="string" calcext:value-type="string">
            <text:p><text:a xlink:href="https://pt.wikipedia.org/wiki/Estação_José_Bonifácio_%28CPTM%29" xlink:type="simple">José Bonifácio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6" calcext:value-type="float">
            <text:p>6</text:p>
          </table:table-cell>
          <table:table-cell table:style-name="ce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GUA</text:p>
          </table:table-cell>
          <table:table-cell table:style-name="ce13" office:value-type="string" calcext:value-type="string">
            <text:p><text:a xlink:href="https://pt.wikipedia.org/wiki/Estação_Guaianases" xlink:type="simple">Guaianases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Integração gratuita com os trens para Estudantes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AGN</text:p>
          </table:table-cell>
          <table:table-cell table:style-name="ce13" office:value-type="string" calcext:value-type="string">
            <text:p><text:a xlink:href="https://pt.wikipedia.org/wiki/Estação_Antonio_Gianetti_Neto_%28CPTM%29" xlink:type="simple">Antônio Gianetti Neto</text:a></text:p>
          </table:table-cell>
          <table:table-cell table:style-name="ce13" office:value-type="string" calcext:value-type="string">
            <text:p><text:a xlink:href="https://pt.wikipedia.org/wiki/Ferraz_de_Vasconcelos" xlink:type="simple">Ferraz de Vasconcelos</text:a>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Futura extensão do Expresso Lest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FVC</text:p>
          </table:table-cell>
          <table:table-cell table:style-name="ce13" office:value-type="string" calcext:value-type="string">
            <text:p><text:a xlink:href="https://pt.wikipedia.org/wiki/Estação_Ferraz_de_Vasconcelos_%28CPTM%29" xlink:type="simple">Ferraz de Vasconcelos</text:a></text:p>
          </table:table-cell>
          <table:table-cell table:style-name="ce13" office:value-type="string" calcext:value-type="string">
            <text:p><text:a xlink:href="https://pt.wikipedia.org/wiki/Ferraz_de_Vasconcelos" xlink:type="simple">Ferraz de Vasconcelos</text:a>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Futura extensão do Expresso Lest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POA</text:p>
          </table:table-cell>
          <table:table-cell table:style-name="ce13" office:value-type="string" calcext:value-type="string">
            <text:p><text:a xlink:href="https://pt.wikipedia.org/wiki/Estação_Poá" xlink:type="simple">Poá</text:a></text:p>
          </table:table-cell>
          <table:table-cell table:style-name="ce13" office:value-type="string" calcext:value-type="string">
            <text:p><text:a xlink:href="https://pt.wikipedia.org/wiki/Poá" xlink:type="simple">Poá</text:a>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Futura extensão do Expresso Leste.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VN</text:p>
          </table:table-cell>
          <table:table-cell table:style-name="ce13" office:value-type="string" calcext:value-type="string">
            <text:p><text:a xlink:href="https://pt.wikipedia.org/wiki/Estação_Calmon_Viana_%28CPTM%29" xlink:type="simple">Calmon Viana</text:a></text:p>
          </table:table-cell>
          <table:table-cell table:style-name="ce13" office:value-type="string" calcext:value-type="string">
            <text:p><text:a xlink:href="https://pt.wikipedia.org/wiki/Poá" xlink:type="simple">Poá</text:a>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Integração gratuita com a <text:a xlink:href="https://pt.wikipedia.org/wiki/Linha_12_da_CPTM" xlink:type="simple">Linha 12-Safira</text:a> e futura extensão do Expresso Leste.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SUZ</text:p>
          </table:table-cell>
          <table:table-cell table:style-name="ce13" office:value-type="string" calcext:value-type="string">
            <text:p><text:a xlink:href="https://pt.wikipedia.org/wiki/Estação_Suzano_%28CPTM%29" xlink:type="simple">Suzano</text:a></text:p>
          </table:table-cell>
          <table:table-cell table:style-name="ce13" office:value-type="string" calcext:value-type="string">
            <text:p><text:a xlink:href="https://pt.wikipedia.org/wiki/Suzano" xlink:type="simple">Suzano</text:a>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Futura extensão do Expresso Leste e futura integração gratuita com a <text:a xlink:href="https://pt.wikipedia.org/wiki/Linha_12_da_CPTM" xlink:type="simple">Linha 12-Safira</text:a>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JPB</text:p>
          </table:table-cell>
          <table:table-cell table:style-name="ce13" office:value-type="string" calcext:value-type="string">
            <text:p><text:a xlink:href="https://pt.wikipedia.org/wiki/Estação_Jundiapeba_%28CPTM%29" xlink:type="simple">Jundiapeba</text:a></text:p>
          </table:table-cell>
          <table:table-cell table:style-name="ce13" office:value-type="string" calcext:value-type="string">
            <text:p><text:a xlink:href="https://pt.wikipedia.org/wiki/Mogi_das_Cruzes" xlink:type="simple">Mogi das Cruzes</text:a></text:p>
          </table:table-cell>
          <table:table-cell office:value-type="float" office:value="13" calcext:value-type="float">
            <text:p>13</text:p>
          </table:table-cell>
          <table:table-cell table:style-name="ce1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BCB</text:p>
          </table:table-cell>
          <table:table-cell table:style-name="ce13" office:value-type="string" calcext:value-type="string">
            <text:p><text:a xlink:href="https://pt.wikipedia.org/wiki/Estação_Brás_Cubas_%28CPTM%29" xlink:type="simple">Brás Cubas</text:a></text:p>
          </table:table-cell>
          <table:table-cell table:style-name="ce13" office:value-type="string" calcext:value-type="string">
            <text:p><text:a xlink:href="https://pt.wikipedia.org/wiki/Mogi_das_Cruzes" xlink:type="simple">Mogi das Cruzes</text:a></text:p>
          </table:table-cell>
          <table:table-cell office:value-type="float" office:value="14" calcext:value-type="float">
            <text:p>14</text:p>
          </table:table-cell>
          <table:table-cell table:style-name="ce1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MDC</text:p>
          </table:table-cell>
          <table:table-cell table:style-name="ce13" office:value-type="string" calcext:value-type="string">
            <text:p><text:a xlink:href="https://pt.wikipedia.org/wiki/Estação_Mogi_das_Cruzes_%28CPTM%29" xlink:type="simple">Mogi das Cruzes</text:a></text:p>
          </table:table-cell>
          <table:table-cell table:style-name="ce13" office:value-type="string" calcext:value-type="string">
            <text:p><text:a xlink:href="https://pt.wikipedia.org/wiki/Mogi_das_Cruzes" xlink:type="simple">Mogi das Cruzes</text:a></text:p>
          </table:table-cell>
          <table:table-cell office:value-type="float" office:value="15" calcext:value-type="float">
            <text:p>15</text:p>
          </table:table-cell>
          <table:table-cell table:style-name="ce13"/>
        </table:table-row>
        <table:table-row table:style-name="ro6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EST</text:p>
          </table:table-cell>
          <table:table-cell table:style-name="ce13" office:value-type="string" calcext:value-type="string">
            <text:p><text:a xlink:href="https://pt.wikipedia.org/wiki/Estação_Estudantes_%28CPTM%29" xlink:type="simple">Estudantes</text:a></text:p>
          </table:table-cell>
          <table:table-cell table:style-name="ce13" office:value-type="string" calcext:value-type="string">
            <text:p><text:a xlink:href="https://pt.wikipedia.org/wiki/Mogi_das_Cruzes" xlink:type="simple">Mogi das Cruzes</text:a>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Acesso ao terminal de ônibus Estudantes e às universidades de Mogi das Cruzes. Acesso ao terminal rodoviário Geraldo Scavone.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BAS</text:p>
          </table:table-cell>
          <table:table-cell table:style-name="ce13" office:value-type="string" calcext:value-type="string">
            <text:p><text:a xlink:href="https://pt.wikipedia.org/wiki/Estação_Integrada_Brás_%28CPTM-Metrô%29" xlink:type="simple">Brás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https://pt.wikipedia.org/wiki/Ficheiro:25_railtransportation.svg" xlink:type="simple"> </text:a> Gratuita com as linhas <text:a xlink:href="https://pt.wikipedia.org/wiki/Linha_10_da_CPTM" xlink:type="simple">10-Turquesa</text:a>, <text:a xlink:href="https://pt.wikipedia.org/wiki/Linha_11_da_CPTM" xlink:type="simple">11-Coral</text:a> e <text:a xlink:href="https://pt.wikipedia.org/wiki/Linha_13_da_CPTM" xlink:type="simple">13-Jade</text:a> da CPTM (futura estação) , e linha <text:a xlink:href="https://pt.wikipedia.org/wiki/Linha_3_do_Metrô_de_São_Paulo" xlink:type="simple">3-Vermelha</text:a> do <text:a xlink:href="https://pt.wikipedia.org/wiki/Metrô_de_São_Paulo" xlink:type="simple">Metrô</text:a>.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TAT</text:p>
          </table:table-cell>
          <table:table-cell table:style-name="ce13" office:value-type="string" calcext:value-type="string">
            <text:p><text:a xlink:href="https://pt.wikipedia.org/wiki/Estação_Tatuapé_%28CPTM_-_Metrô%29" xlink:type="simple">Tatuapé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a xlink:href="https://pt.wikipedia.org/wiki/Ficheiro:25_railtransportation.svg" xlink:type="simple"> </text:a> Gratuita com a linha <text:a xlink:href="https://pt.wikipedia.org/wiki/Linha_11_da_CPTM" xlink:type="simple">11-Coral</text:a> da CPTM e Linha <text:a xlink:href="https://pt.wikipedia.org/wiki/Linha_13_da_CPTM" xlink:type="simple">13-Jade</text:a> da CPTM (futura estação). Paga com a linha <text:a xlink:href="https://pt.wikipedia.org/wiki/Linha_3_do_Metrô_de_São_Paulo" xlink:type="simple">3-Vermelha</text:a> do <text:a xlink:href="https://pt.wikipedia.org/wiki/Metrô_de_São_Paulo" xlink:type="simple">Metrô</text:a>.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EGO</text:p>
          </table:table-cell>
          <table:table-cell table:style-name="ce13" office:value-type="string" calcext:value-type="string">
            <text:p><text:a xlink:href="https://pt.wikipedia.org/wiki/Estação_Engenheiro_Goulart_%28CPTM%29" xlink:type="simple">Engenheiro Goulart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Gratuita com a linha <text:a xlink:href="https://pt.wikipedia.org/w/index.php?title=Linha_13_Jade_da_CPTM&amp;action=edit&amp;redlink=1" xlink:type="simple">13-Jade</text:a> da CPTM (futura estação)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USL</text:p>
          </table:table-cell>
          <table:table-cell table:style-name="ce13" office:value-type="string" calcext:value-type="string">
            <text:p><text:a xlink:href="https://pt.wikipedia.org/wiki/Estação_USP_Leste_%28CPTM%29" xlink:type="simple">USP Leste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4" calcext:value-type="float">
            <text:p>4</text:p>
          </table:table-cell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ERM</text:p>
          </table:table-cell>
          <table:table-cell table:style-name="ce13" office:value-type="string" calcext:value-type="string">
            <text:p><text:a xlink:href="https://pt.wikipedia.org/wiki/Estação_Comendador_Ermelino_%28CPTM%29" xlink:type="simple">Comendador Ermelino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5" calcext:value-type="float">
            <text:p>5</text:p>
          </table:table-cell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SMP</text:p>
          </table:table-cell>
          <table:table-cell table:style-name="ce13" office:value-type="string" calcext:value-type="string">
            <text:p><text:a xlink:href="https://pt.wikipedia.org/wiki/Estação_São_Miguel_Paulista_%28CPTM%29" xlink:type="simple">São Miguel Paulista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7" calcext:value-type="float">
            <text:p>7</text:p>
          </table:table-cell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JHE</text:p>
          </table:table-cell>
          <table:table-cell table:style-name="ce13" office:value-type="string" calcext:value-type="string">
            <text:p><text:a xlink:href="https://pt.wikipedia.org/wiki/Estação_Jardim_Helena-Vila_Mara_%28CPTM%29" xlink:type="simple">Jardim Helena-Vila Mara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8" calcext:value-type="float">
            <text:p>8</text:p>
          </table:table-cell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ITI</text:p>
          </table:table-cell>
          <table:table-cell table:style-name="ce13" office:value-type="string" calcext:value-type="string">
            <text:p><text:a xlink:href="https://pt.wikipedia.org/wiki/Estação_Itaim_Paulista_%28CPTM%29" xlink:type="simple">Itaim Paulista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9" calcext:value-type="float">
            <text:p>9</text:p>
          </table:table-cell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JRO</text:p>
          </table:table-cell>
          <table:table-cell table:style-name="ce13" office:value-type="string" calcext:value-type="string">
            <text:p><text:a xlink:href="https://pt.wikipedia.org/wiki/Estação_Jardim_Romano_%28CPTM%29" xlink:type="simple">Jardim Romano</text:a></text:p>
          </table:table-cell>
          <table:table-cell table:style-name="ce13" office:value-type="string" calcext:value-type="string">
            <text:p><text:a xlink:href="https://pt.wikipedia.org/wiki/São_Paulo_%28cidade%29" xlink:type="simple">São Paulo</text:a></text:p>
          </table:table-cell>
          <table:table-cell office:value-type="float" office:value="10" calcext:value-type="float">
            <text:p>10</text:p>
          </table:table-cell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EMF</text:p>
          </table:table-cell>
          <table:table-cell table:style-name="ce13" office:value-type="string" calcext:value-type="string">
            <text:p><text:a xlink:href="https://pt.wikipedia.org/wiki/Estação_Engenheiro_Manoel_Feio" xlink:type="simple">Engenheiro Manoel Feio</text:a></text:p>
          </table:table-cell>
          <table:table-cell table:style-name="ce13" office:value-type="string" calcext:value-type="string">
            <text:p><text:a xlink:href="https://pt.wikipedia.org/wiki/Itaquaquecetuba" xlink:type="simple">Itaquaquecetuba</text:a>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<text:a xlink:href="https://pt.wikipedia.org/wiki/Ficheiro:Aiga_bus.svg" xlink:type="simple"> </text:a> Paga com terminal de ônibus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IQC</text:p>
          </table:table-cell>
          <table:table-cell table:style-name="ce13" office:value-type="string" calcext:value-type="string">
            <text:p><text:a xlink:href="https://pt.wikipedia.org/wiki/Estação_Itaquaquecetuba_%28CPTM%29" xlink:type="simple">Itaquaquecetuba</text:a></text:p>
          </table:table-cell>
          <table:table-cell table:style-name="ce13" office:value-type="string" calcext:value-type="string">
            <text:p><text:a xlink:href="https://pt.wikipedia.org/wiki/Itaquaquecetuba" xlink:type="simple">Itaquaquecetuba</text:a></text:p>
          </table:table-cell>
          <table:table-cell office:value-type="float" office:value="12" calcext:value-type="float">
            <text:p>12</text:p>
          </table:table-cell>
          <table:table-cell table:style-name="ce1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ARC</text:p>
          </table:table-cell>
          <table:table-cell table:style-name="ce13" office:value-type="string" calcext:value-type="string">
            <text:p><text:a xlink:href="https://pt.wikipedia.org/wiki/Estação_Aracaré_%28CPTM%29" xlink:type="simple">Aracaré</text:a></text:p>
          </table:table-cell>
          <table:table-cell table:style-name="ce13" office:value-type="string" calcext:value-type="string">
            <text:p><text:a xlink:href="https://pt.wikipedia.org/wiki/Itaquaquecetuba" xlink:type="simple">Itaquaquecetuba</text:a></text:p>
          </table:table-cell>
          <table:table-cell office:value-type="float" office:value="13" calcext:value-type="float">
            <text:p>13</text:p>
          </table:table-cell>
          <table:table-cell table:style-name="ce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CVN</text:p>
          </table:table-cell>
          <table:table-cell table:style-name="ce13" office:value-type="string" calcext:value-type="string">
            <text:p><text:a xlink:href="https://pt.wikipedia.org/wiki/Estação_Calmon_Viana_%28CPTM%29" xlink:type="simple">Calmon Viana</text:a></text:p>
          </table:table-cell>
          <table:table-cell table:style-name="ce13" office:value-type="string" calcext:value-type="string">
            <text:p><text:a xlink:href="https://pt.wikipedia.org/wiki/Poá" xlink:type="simple">Poá</text:a>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<text:a xlink:href="https://pt.wikipedia.org/wiki/Ficheiro:25_railtransportation.svg" xlink:type="simple"> </text:a> Gratuita com a linha <text:a xlink:href="https://pt.wikipedia.org/wiki/Linha_11_da_CPTM" xlink:type="simple">11-Coral</text:a> da CPTM.</text:p>
          </table:table-cell>
        </table:table-row>
        <table:table-row table:style-name="ro1" table:number-rows-repeated="10484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bela dinâmica_CPTM_1" table:style-name="ta1">
        <table:table-column table:style-name="co4" table:default-cell-style-name="ce20"/>
        <table:table-column table:style-name="co9" table:default-cell-style-name="ce27"/>
        <table:table-column table:style-name="co4" table:default-cell-style-name="ce34"/>
        <table:table-column table:style-name="co4" table:default-cell-style-name="ce42"/>
        <table:table-row table:style-name="ro1">
          <table:table-cell table:style-name="Default" office:value-type="string" calcext:value-type="string">
            <text:p>Filtro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7"/>
          <table:table-cell table:style-name="ce24"/>
          <table:table-cell table:style-name="ce31" office:value-type="string" calcext:value-type="string">
            <text:p>Dados</text:p>
          </table:table-cell>
          <table:table-cell table:style-name="ce39"/>
        </table:table-row>
        <table:table-row table:style-name="ro1">
          <table:table-cell table:style-name="ce18" office:value-type="string" calcext:value-type="string">
            <text:p>Município</text:p>
          </table:table-cell>
          <table:table-cell table:style-name="ce25" office:value-type="string" calcext:value-type="string">
            <text:p>Sigla</text:p>
          </table:table-cell>
          <table:table-cell table:style-name="ce32" office:value-type="string" calcext:value-type="string">
            <text:p>Cont.Núm - Estação</text:p>
          </table:table-cell>
          <table:table-cell table:style-name="ce40" office:value-type="string" calcext:value-type="string">
            <text:p>Cont.Núm - Sigla</text:p>
          </table:table-cell>
        </table:table-row>
        <table:table-row table:style-name="ro1">
          <table:table-cell table:style-name="ce19" office:value-type="string" calcext:value-type="string">
            <text:p>Barueri</text:p>
          </table:table-cell>
          <table:table-cell table:style-name="ce26" office:value-type="string" calcext:value-type="string">
            <text:p>AJO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B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JSI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22" office:value-type="string" calcext:value-type="string">
            <text:p>Caieiras</text:p>
          </table:table-cell>
          <table:table-cell table:style-name="ce29" office:value-type="string" calcext:value-type="string">
            <text:p>CAI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Campo Limpo Paulista</text:p>
          </table:table-cell>
          <table:table-cell table:style-name="ce26" office:value-type="string" calcext:value-type="string">
            <text:p>BTJ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CLP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Carapicuíba</text:p>
          </table:table-cell>
          <table:table-cell table:style-name="ce26" office:value-type="string" calcext:value-type="string">
            <text:p>CPB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STE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Ferraz de Vasconcelos</text:p>
          </table:table-cell>
          <table:table-cell table:style-name="ce26" office:value-type="string" calcext:value-type="string">
            <text:p>AGN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FVC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22" office:value-type="string" calcext:value-type="string">
            <text:p>Francisco Morato</text:p>
          </table:table-cell>
          <table:table-cell table:style-name="ce29" office:value-type="string" calcext:value-type="string">
            <text:p>FMO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Franco da Rocha</text:p>
          </table:table-cell>
          <table:table-cell table:style-name="ce26" office:value-type="string" calcext:value-type="string">
            <text:p>BFI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FDR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Itapevi</text:p>
          </table:table-cell>
          <table:table-cell table:style-name="ce26" office:value-type="string" calcext:value-type="string">
            <text:p>ABU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P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SRT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Itaquaquecetuba</text:p>
          </table:table-cell>
          <table:table-cell table:style-name="ce26" office:value-type="string" calcext:value-type="string">
            <text:p>ARC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M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IQC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Jandira</text:p>
          </table:table-cell>
          <table:table-cell table:style-name="ce26" office:value-type="string" calcext:value-type="string">
            <text:p>JDI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SCO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22" office:value-type="string" calcext:value-type="string">
            <text:p>Jundiaí</text:p>
          </table:table-cell>
          <table:table-cell table:style-name="ce29" office:value-type="string" calcext:value-type="string">
            <text:p>JUN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Mauá</text:p>
          </table:table-cell>
          <table:table-cell table:style-name="ce26" office:value-type="string" calcext:value-type="string">
            <text:p>CPV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P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MAU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Mogi das Cruzes</text:p>
          </table:table-cell>
          <table:table-cell table:style-name="ce26" office:value-type="string" calcext:value-type="string">
            <text:p>BCB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P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MDC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Osasco</text:p>
          </table:table-cell>
          <table:table-cell table:style-name="ce26" office:value-type="string" calcext:value-type="string">
            <text:p>CSA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M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S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A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QTU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Poá</text:p>
          </table:table-cell>
          <table:table-cell table:style-name="ce26" office:value-type="string" calcext:value-type="string">
            <text:p>CVN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POA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22" office:value-type="string" calcext:value-type="string">
            <text:p>Ribeirão Pires</text:p>
          </table:table-cell>
          <table:table-cell table:style-name="ce29" office:value-type="string" calcext:value-type="string">
            <text:p>RPI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 table:style-name="ce22" office:value-type="string" calcext:value-type="string">
            <text:p>Rio Grande da Serra</text:p>
          </table:table-cell>
          <table:table-cell table:style-name="ce29" office:value-type="string" calcext:value-type="string">
            <text:p>RGS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Santo André</text:p>
          </table:table-cell>
          <table:table-cell table:style-name="ce26" office:value-type="string" calcext:value-type="string">
            <text:p>PSA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UTG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22" office:value-type="string" calcext:value-type="string">
            <text:p>São Caetano do Sul</text:p>
          </table:table-cell>
          <table:table-cell table:style-name="ce29" office:value-type="string" calcext:value-type="string">
            <text:p>SCS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São Paulo</text:p>
          </table:table-cell>
          <table:table-cell table:style-name="ce26" office:value-type="string" calcext:value-type="string">
            <text:p>ABR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U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FU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R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J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B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M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G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R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J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U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B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P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T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TQ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B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H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P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R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R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U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P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UZ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R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Q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R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R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M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O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S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S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V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C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(vazio)</text:p>
          </table:table-cell>
          <table:table-cell table:style-name="ce37"/>
          <table:table-cell table:style-name="ce45"/>
        </table:table-row>
        <table:table-row table:style-name="ro1">
          <table:table-cell table:style-name="ce22" office:value-type="string" calcext:value-type="string">
            <text:p>Suzano</text:p>
          </table:table-cell>
          <table:table-cell table:style-name="ce29" office:value-type="string" calcext:value-type="string">
            <text:p>SUZ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 table:style-name="ce22" office:value-type="string" calcext:value-type="string">
            <text:p>Várzea Paulista</text:p>
          </table:table-cell>
          <table:table-cell table:style-name="ce29" office:value-type="string" calcext:value-type="string">
            <text:p>VPL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 table:style-name="ce23" office:value-type="string" calcext:value-type="string">
            <text:p>Total Resultado</text:p>
          </table:table-cell>
          <table:table-cell table:style-name="ce30"/>
          <table:table-cell table:style-name="ce38" office:value-type="float" office:value="100" calcext:value-type="float">
            <text:p>100</text:p>
          </table:table-cell>
          <table:table-cell table:style-name="ce46" office:value-type="float" office:value="100" calcext:value-type="float">
            <text:p>100</text:p>
          </table:table-cell>
        </table:table-row>
      </table:table>
      <table:table table:name="Planilha4" table:style-name="ta1">
        <office:forms form:automatic-focus="false" form:apply-design-mode="false"/>
        <table:table-column table:style-name="co4" table:default-cell-style-name="ce20"/>
        <table:table-column table:style-name="co4" table:default-cell-style-name="ce27"/>
        <table:table-column table:style-name="co4" table:default-cell-style-name="ce34"/>
        <table:table-column table:style-name="co4" table:default-cell-style-name="ce42"/>
        <table:table-row table:style-name="ro1">
          <table:table-cell table:style-name="ce18" office:value-type="string" calcext:value-type="string">
            <text:p>Município</text:p>
          </table:table-cell>
          <table:table-cell table:style-name="ce25" office:value-type="string" calcext:value-type="string">
            <text:p>Sigla</text:p>
          </table:table-cell>
          <table:table-cell table:style-name="ce32" office:value-type="string" calcext:value-type="string">
            <text:p>Cont.Núm - Estação</text:p>
          </table:table-cell>
          <table:table-cell table:style-name="ce40" office:value-type="string" calcext:value-type="string">
            <text:p>Cont.Núm - Sigla</text:p>
          </table:table-cell>
        </table:table-row>
        <table:table-row table:style-name="ro1" table:visibility="filter">
          <table:table-cell table:style-name="ce19" office:value-type="string" calcext:value-type="string">
            <text:p>São Paulo</text:p>
          </table:table-cell>
          <table:table-cell table:style-name="ce26" office:value-type="string" calcext:value-type="string">
            <text:p>ABR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AU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BA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office:value-type="string" calcext:value-type="string">
            <text:p>BFU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string" calcext:value-type="string">
            <text:p>BR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CE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CJ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DB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DM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EG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ER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GJ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G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GU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HB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I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I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IP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IT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ITQ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JA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JB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JH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JP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JR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JR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JU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LA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LP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LUZ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string" calcext:value-type="string">
            <text:p>MO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MR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P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PQ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PR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PR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SA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SM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SO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TA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office:value-type="string" calcext:value-type="string">
            <text:p>T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US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US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UV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VC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/>
          <table:table-cell office:value-type="string" calcext:value-type="string">
            <text:p>V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3" office:value-type="string" calcext:value-type="string">
            <text:p>Total Resultado</text:p>
          </table:table-cell>
          <table:table-cell table:style-name="ce30"/>
          <table:table-cell table:style-name="ce38" office:value-type="float" office:value="51" calcext:value-type="float">
            <text:p>51</text:p>
          </table:table-cell>
          <table:table-cell table:style-name="ce46" office:value-type="float" office:value="51" calcext:value-type="float">
            <text:p>51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table:formula="of:=[.D48]-5" office:value-type="float" office:value="46" calcext:value-type="float">
            <text:p>46</text:p>
          </table:table-cell>
        </table:table-row>
      </table:table>
      <table:table table:name="Planilha5" table:style-name="ta1">
        <table:table-column table:style-name="co4" table:default-cell-style-name="ce20"/>
        <table:table-column table:style-name="co4" table:default-cell-style-name="ce27"/>
        <table:table-column table:style-name="co4" table:default-cell-style-name="ce34"/>
        <table:table-column table:style-name="co4" table:default-cell-style-name="ce42"/>
        <table:table-row table:style-name="ro1">
          <table:table-cell table:style-name="ce18" office:value-type="string" calcext:value-type="string">
            <text:p>Município</text:p>
          </table:table-cell>
          <table:table-cell table:style-name="ce25" office:value-type="string" calcext:value-type="string">
            <text:p>Sigla</text:p>
          </table:table-cell>
          <table:table-cell table:style-name="ce32" office:value-type="string" calcext:value-type="string">
            <text:p>Cont.Núm - Estação</text:p>
          </table:table-cell>
          <table:table-cell table:style-name="ce40" office:value-type="string" calcext:value-type="string">
            <text:p>Cont.Núm - Sigla</text:p>
          </table:table-cell>
        </table:table-row>
        <table:table-row table:style-name="ro1">
          <table:table-cell table:style-name="ce19" office:value-type="string" calcext:value-type="string">
            <text:p>Barueri</text:p>
          </table:table-cell>
          <table:table-cell table:style-name="ce26" office:value-type="string" calcext:value-type="string">
            <text:p>AJO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B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JSI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22" office:value-type="string" calcext:value-type="string">
            <text:p>Caieiras</text:p>
          </table:table-cell>
          <table:table-cell table:style-name="ce29" office:value-type="string" calcext:value-type="string">
            <text:p>CAI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Campo Limpo Paulista</text:p>
          </table:table-cell>
          <table:table-cell table:style-name="ce26" office:value-type="string" calcext:value-type="string">
            <text:p>BTJ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CLP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Carapicuíba</text:p>
          </table:table-cell>
          <table:table-cell table:style-name="ce26" office:value-type="string" calcext:value-type="string">
            <text:p>CPB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STE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Ferraz de Vasconcelos</text:p>
          </table:table-cell>
          <table:table-cell table:style-name="ce26" office:value-type="string" calcext:value-type="string">
            <text:p>AGN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FVC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22" office:value-type="string" calcext:value-type="string">
            <text:p>Francisco Morato</text:p>
          </table:table-cell>
          <table:table-cell table:style-name="ce29" office:value-type="string" calcext:value-type="string">
            <text:p>FMO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Franco da Rocha</text:p>
          </table:table-cell>
          <table:table-cell table:style-name="ce26" office:value-type="string" calcext:value-type="string">
            <text:p>BFI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FDR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Itapevi</text:p>
          </table:table-cell>
          <table:table-cell table:style-name="ce26" office:value-type="string" calcext:value-type="string">
            <text:p>ABU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P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SRT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Itaquaquecetuba</text:p>
          </table:table-cell>
          <table:table-cell table:style-name="ce26" office:value-type="string" calcext:value-type="string">
            <text:p>ARC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M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IQC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Jandira</text:p>
          </table:table-cell>
          <table:table-cell table:style-name="ce26" office:value-type="string" calcext:value-type="string">
            <text:p>JDI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SCO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22" office:value-type="string" calcext:value-type="string">
            <text:p>Jundiaí</text:p>
          </table:table-cell>
          <table:table-cell table:style-name="ce29" office:value-type="string" calcext:value-type="string">
            <text:p>JUN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Mauá</text:p>
          </table:table-cell>
          <table:table-cell table:style-name="ce26" office:value-type="string" calcext:value-type="string">
            <text:p>CPV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P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MAU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Mogi das Cruzes</text:p>
          </table:table-cell>
          <table:table-cell table:style-name="ce26" office:value-type="string" calcext:value-type="string">
            <text:p>BCB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P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MDC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Osasco</text:p>
          </table:table-cell>
          <table:table-cell table:style-name="ce26" office:value-type="string" calcext:value-type="string">
            <text:p>CSA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M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S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A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QTU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Poá</text:p>
          </table:table-cell>
          <table:table-cell table:style-name="ce26" office:value-type="string" calcext:value-type="string">
            <text:p>CVN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POA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22" office:value-type="string" calcext:value-type="string">
            <text:p>Ribeirão Pires</text:p>
          </table:table-cell>
          <table:table-cell table:style-name="ce29" office:value-type="string" calcext:value-type="string">
            <text:p>RPI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 table:style-name="ce22" office:value-type="string" calcext:value-type="string">
            <text:p>Rio Grande da Serra</text:p>
          </table:table-cell>
          <table:table-cell table:style-name="ce29" office:value-type="string" calcext:value-type="string">
            <text:p>RGS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Santo André</text:p>
          </table:table-cell>
          <table:table-cell table:style-name="ce26" office:value-type="string" calcext:value-type="string">
            <text:p>PSA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UTG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22" office:value-type="string" calcext:value-type="string">
            <text:p>São Caetano do Sul</text:p>
          </table:table-cell>
          <table:table-cell table:style-name="ce29" office:value-type="string" calcext:value-type="string">
            <text:p>SCS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string" calcext:value-type="string">
            <text:p>São Paulo</text:p>
          </table:table-cell>
          <table:table-cell table:style-name="ce26" office:value-type="string" calcext:value-type="string">
            <text:p>ABR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U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FU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R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J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B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M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G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R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J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U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B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P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T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TQ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B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H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P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R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R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U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P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UZ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R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Q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R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R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M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O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S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S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V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C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1"/>
          <table:table-cell table:style-name="ce28" office:value-type="string" calcext:value-type="string">
            <text:p>(vazio)</text:p>
          </table:table-cell>
          <table:table-cell table:style-name="ce37"/>
          <table:table-cell table:style-name="ce45"/>
        </table:table-row>
        <table:table-row table:style-name="ro1">
          <table:table-cell table:style-name="ce22" office:value-type="string" calcext:value-type="string">
            <text:p>Suzano</text:p>
          </table:table-cell>
          <table:table-cell table:style-name="ce29" office:value-type="string" calcext:value-type="string">
            <text:p>SUZ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 table:style-name="ce22" office:value-type="string" calcext:value-type="string">
            <text:p>Várzea Paulista</text:p>
          </table:table-cell>
          <table:table-cell table:style-name="ce29" office:value-type="string" calcext:value-type="string">
            <text:p>VPL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 table:visibility="filter">
          <table:table-cell table:style-name="ce23" office:value-type="string" calcext:value-type="string">
            <text:p>Total Resultado</text:p>
          </table:table-cell>
          <table:table-cell table:style-name="ce30"/>
          <table:table-cell table:style-name="ce38" office:value-type="float" office:value="100" calcext:value-type="float">
            <text:p>100</text:p>
          </table:table-cell>
          <table:table-cell table:style-name="ce46" office:value-type="float" office:value="100" calcext:value-type="float">
            <text:p>100</text:p>
          </table:table-cell>
        </table:table-row>
      </table:table>
      <table:named-expressions/>
      <table:database-ranges>
        <table:database-range table:name="__Anonymous_Sheet_DB__3" table:target-range-address="Planilha4.A1:Planilha4.D48" table:display-filter-buttons="true">
          <table:filter>
            <table:filter-and>
              <table:filter-condition table:field-number="0" table:value="Total Resultado" table:operator="="/>
            </table:filter-and>
          </table:filter>
        </table:database-range>
        <table:database-range table:name="__Anonymous_Sheet_DB__4" table:target-range-address="Planilha5.A1:Planilha5.D95" table:display-filter-buttons="true">
          <table:filter>
            <table:filter-and>
              <table:filter-condition table:field-number="3" table:value="" table:operator="=">
                <table:filter-set-item table:value=""/>
                <table:filter-set-item table:value="3"/>
                <table:filter-set-item table:value="2"/>
                <table:filter-set-item table:value="1"/>
              </table:filter-condition>
            </table:filter-and>
          </table:filter>
        </table:database-range>
      </table:database-ranges>
      <table:data-pilot-tables>
        <table:data-pilot-table table:name="DataPilot1" table:application-data="" table:target-range-address="'Tabela dinâmica_CPTM_1'.A1:'Tabela dinâmica_CPTM_1'.D98" table:buttons="'Tabela dinâmica_CPTM_1'.A1 'Tabela dinâmica_CPTM_1'.A4 'Tabela dinâmica_CPTM_1'.B4 'Tabela dinâmica_CPTM_1'.C3" table:drill-down-on-double-click="false">
          <table:source-cell-range table:cell-range-address="CPTM.A1:CPTM.D101"/>
          <table:data-pilot-field table:source-field-name="Dados" table:orientation="column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Município" table:orientation="row" table:used-hierarchy="0" table:function="auto">
            <table:data-pilot-level table:show-empty="false" calcext:repeat-item-labels="false">
              <table:data-pilot-members>
                <table:data-pilot-member table:name="Barueri" table:display="true" table:show-details="true"/>
                <table:data-pilot-member table:name="Caieiras" table:display="true" table:show-details="true"/>
                <table:data-pilot-member table:name="Campo Limpo Paulista" table:display="true" table:show-details="true"/>
                <table:data-pilot-member table:name="Carapicuíba" table:display="true" table:show-details="true"/>
                <table:data-pilot-member table:name="Ferraz de Vasconcelos" table:display="true" table:show-details="true"/>
                <table:data-pilot-member table:name="Francisco Morato" table:display="true" table:show-details="true"/>
                <table:data-pilot-member table:name="Franco da Rocha" table:display="true" table:show-details="true"/>
                <table:data-pilot-member table:name="Itapevi" table:display="true" table:show-details="true"/>
                <table:data-pilot-member table:name="Itaquaquecetuba" table:display="true" table:show-details="true"/>
                <table:data-pilot-member table:name="Jandira" table:display="true" table:show-details="true"/>
                <table:data-pilot-member table:name="Jundiaí" table:display="true" table:show-details="true"/>
                <table:data-pilot-member table:name="Mauá" table:display="true" table:show-details="true"/>
                <table:data-pilot-member table:name="Mogi das Cruzes" table:display="true" table:show-details="true"/>
                <table:data-pilot-member table:name="Osasco" table:display="true" table:show-details="true"/>
                <table:data-pilot-member table:name="Poá" table:display="true" table:show-details="true"/>
                <table:data-pilot-member table:name="Ribeirão Pires" table:display="true" table:show-details="true"/>
                <table:data-pilot-member table:name="Rio Grande da Serra" table:display="true" table:show-details="true"/>
                <table:data-pilot-member table:name="Santo André" table:display="true" table:show-details="true"/>
                <table:data-pilot-member table:name="São Caetano do Sul" table:display="true" table:show-details="true"/>
                <table:data-pilot-member table:name="São Paulo" table:display="true" table:show-details="true"/>
                <table:data-pilot-member table:name="Suzano" table:display="true" table:show-details="true"/>
                <table:data-pilot-member table:name="Várzea Paulist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la" table:orientation="row" table:used-hierarchy="0" table:function="auto">
            <table:data-pilot-level table:show-empty="false" calcext:repeat-item-labels="false">
              <table:data-pilot-members>
                <table:data-pilot-member table:name="ABR" table:display="true" table:show-details="true"/>
                <table:data-pilot-member table:name="ABU" table:display="true" table:show-details="true"/>
                <table:data-pilot-member table:name="AGN" table:display="true" table:show-details="true"/>
                <table:data-pilot-member table:name="AJO" table:display="true" table:show-details="true"/>
                <table:data-pilot-member table:name="ARC" table:display="true" table:show-details="true"/>
                <table:data-pilot-member table:name="AUT" table:display="true" table:show-details="true"/>
                <table:data-pilot-member table:name="BAS" table:display="true" table:show-details="true"/>
                <table:data-pilot-member table:name="BCB" table:display="true" table:show-details="true"/>
                <table:data-pilot-member table:name="BFI" table:display="true" table:show-details="true"/>
                <table:data-pilot-member table:name="BFU" table:display="true" table:show-details="true"/>
                <table:data-pilot-member table:name="BRR" table:display="true" table:show-details="true"/>
                <table:data-pilot-member table:name="BRU" table:display="true" table:show-details="true"/>
                <table:data-pilot-member table:name="BTJ" table:display="true" table:show-details="true"/>
                <table:data-pilot-member table:name="CAI" table:display="true" table:show-details="true"/>
                <table:data-pilot-member table:name="CEA" table:display="true" table:show-details="true"/>
                <table:data-pilot-member table:name="CJD" table:display="true" table:show-details="true"/>
                <table:data-pilot-member table:name="CLP" table:display="true" table:show-details="true"/>
                <table:data-pilot-member table:name="CPB" table:display="true" table:show-details="true"/>
                <table:data-pilot-member table:name="CPV" table:display="true" table:show-details="true"/>
                <table:data-pilot-member table:name="CSA" table:display="true" table:show-details="true"/>
                <table:data-pilot-member table:name="CVN" table:display="true" table:show-details="true"/>
                <table:data-pilot-member table:name="DBO" table:display="true" table:show-details="true"/>
                <table:data-pilot-member table:name="DMO" table:display="true" table:show-details="true"/>
                <table:data-pilot-member table:name="ECD" table:display="true" table:show-details="true"/>
                <table:data-pilot-member table:name="EGO" table:display="true" table:show-details="true"/>
                <table:data-pilot-member table:name="EMF" table:display="true" table:show-details="true"/>
                <table:data-pilot-member table:name="ERM" table:display="true" table:show-details="true"/>
                <table:data-pilot-member table:name="EST" table:display="true" table:show-details="true"/>
                <table:data-pilot-member table:name="FDR" table:display="true" table:show-details="true"/>
                <table:data-pilot-member table:name="FMO" table:display="true" table:show-details="true"/>
                <table:data-pilot-member table:name="FVC" table:display="true" table:show-details="true"/>
                <table:data-pilot-member table:name="GJT" table:display="true" table:show-details="true"/>
                <table:data-pilot-member table:name="GMC" table:display="true" table:show-details="true"/>
                <table:data-pilot-member table:name="GPT" table:display="true" table:show-details="true"/>
                <table:data-pilot-member table:name="GRA" table:display="true" table:show-details="true"/>
                <table:data-pilot-member table:name="GUA" table:display="true" table:show-details="true"/>
                <table:data-pilot-member table:name="HBR" table:display="true" table:show-details="true"/>
                <table:data-pilot-member table:name="ILE" table:display="true" table:show-details="true"/>
                <table:data-pilot-member table:name="INT" table:display="true" table:show-details="true"/>
                <table:data-pilot-member table:name="IPG" table:display="true" table:show-details="true"/>
                <table:data-pilot-member table:name="IPV" table:display="true" table:show-details="true"/>
                <table:data-pilot-member table:name="IQC" table:display="true" table:show-details="true"/>
                <table:data-pilot-member table:name="ITI" table:display="true" table:show-details="true"/>
                <table:data-pilot-member table:name="ITQ" table:display="true" table:show-details="true"/>
                <table:data-pilot-member table:name="JAG" table:display="true" table:show-details="true"/>
                <table:data-pilot-member table:name="JBE" table:display="true" table:show-details="true"/>
                <table:data-pilot-member table:name="JBO" table:display="true" table:show-details="true"/>
                <table:data-pilot-member table:name="JDI" table:display="true" table:show-details="true"/>
                <table:data-pilot-member table:name="JHE" table:display="true" table:show-details="true"/>
                <table:data-pilot-member table:name="JPB" table:display="true" table:show-details="true"/>
                <table:data-pilot-member table:name="JPR" table:display="true" table:show-details="true"/>
                <table:data-pilot-member table:name="JRG" table:display="true" table:show-details="true"/>
                <table:data-pilot-member table:name="JRO" table:display="true" table:show-details="true"/>
                <table:data-pilot-member table:name="JSI" table:display="true" table:show-details="true"/>
                <table:data-pilot-member table:name="JUN" table:display="true" table:show-details="true"/>
                <table:data-pilot-member table:name="JUR" table:display="true" table:show-details="true"/>
                <table:data-pilot-member table:name="LAB" table:display="true" table:show-details="true"/>
                <table:data-pilot-member table:name="LPA" table:display="true" table:show-details="true"/>
                <table:data-pilot-member table:name="LUZ" table:display="true" table:show-details="true"/>
                <table:data-pilot-member table:name="MAU" table:display="true" table:show-details="true"/>
                <table:data-pilot-member table:name="MDC" table:display="true" table:show-details="true"/>
                <table:data-pilot-member table:name="MOC" table:display="true" table:show-details="true"/>
                <table:data-pilot-member table:name="MRB" table:display="true" table:show-details="true"/>
                <table:data-pilot-member table:name="OSA" table:display="true" table:show-details="true"/>
                <table:data-pilot-member table:name="PAL" table:display="true" table:show-details="true"/>
                <table:data-pilot-member table:name="PIN" table:display="true" table:show-details="true"/>
                <table:data-pilot-member table:name="POA" table:display="true" table:show-details="true"/>
                <table:data-pilot-member table:name="PQR" table:display="true" table:show-details="true"/>
                <table:data-pilot-member table:name="PRT" table:display="true" table:show-details="true"/>
                <table:data-pilot-member table:name="PRU" table:display="true" table:show-details="true"/>
                <table:data-pilot-member table:name="PSA" table:display="true" table:show-details="true"/>
                <table:data-pilot-member table:name="QTU" table:display="true" table:show-details="true"/>
                <table:data-pilot-member table:name="RGS" table:display="true" table:show-details="true"/>
                <table:data-pilot-member table:name="RPI" table:display="true" table:show-details="true"/>
                <table:data-pilot-member table:name="SAM" table:display="true" table:show-details="true"/>
                <table:data-pilot-member table:name="SAN" table:display="true" table:show-details="true"/>
                <table:data-pilot-member table:name="SCO" table:display="true" table:show-details="true"/>
                <table:data-pilot-member table:name="SCS" table:display="true" table:show-details="true"/>
                <table:data-pilot-member table:name="SMP" table:display="true" table:show-details="true"/>
                <table:data-pilot-member table:name="SOC" table:display="true" table:show-details="true"/>
                <table:data-pilot-member table:name="SRT" table:display="true" table:show-details="true"/>
                <table:data-pilot-member table:name="STE" table:display="true" table:show-details="true"/>
                <table:data-pilot-member table:name="SUZ" table:display="true" table:show-details="true"/>
                <table:data-pilot-member table:name="TAT" table:display="true" table:show-details="true"/>
                <table:data-pilot-member table:name="TMD" table:display="true" table:show-details="true"/>
                <table:data-pilot-member table:name="USL" table:display="true" table:show-details="true"/>
                <table:data-pilot-member table:name="USP" table:display="true" table:show-details="true"/>
                <table:data-pilot-member table:name="UTG" table:display="true" table:show-details="true"/>
                <table:data-pilot-member table:name="UVN" table:display="true" table:show-details="true"/>
                <table:data-pilot-member table:name="VCL" table:display="true" table:show-details="true"/>
                <table:data-pilot-member table:name="VOL" table:display="true" table:show-details="true"/>
                <table:data-pilot-member table:name="VPL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stação" table:orientation="data" table:used-hierarchy="0" table:function="count">
            <table:data-pilot-level table:show-empty="false" calcext:repeat-item-labels="false">
              <table:data-pilot-members>
                <table:data-pilot-member table:name="Água Branca" table:display="true" table:show-details="true"/>
                <table:data-pilot-member table:name="Amador Bueno" table:display="true" table:show-details="true"/>
                <table:data-pilot-member table:name="Antônio Gianetti Neto" table:display="true" table:show-details="true"/>
                <table:data-pilot-member table:name="Antônio João" table:display="true" table:show-details="true"/>
                <table:data-pilot-member table:name="Aracaré" table:display="true" table:show-details="true"/>
                <table:data-pilot-member table:name="Autódromo" table:display="true" table:show-details="true"/>
                <table:data-pilot-member table:name="Baltazar Fidélis" table:display="true" table:show-details="true"/>
                <table:data-pilot-member table:name="Barueri" table:display="true" table:show-details="true"/>
                <table:data-pilot-member table:name="Berrini" table:display="true" table:show-details="true"/>
                <table:data-pilot-member table:name="Botujuru" table:display="true" table:show-details="true"/>
                <table:data-pilot-member table:name="Brás" table:display="true" table:show-details="true"/>
                <table:data-pilot-member table:name="Brás Cubas" table:display="true" table:show-details="true"/>
                <table:data-pilot-member table:name="Brás[2]" table:display="true" table:show-details="true"/>
                <table:data-pilot-member table:name="Caieiras" table:display="true" table:show-details="true"/>
                <table:data-pilot-member table:name="Calmon Viana" table:display="true" table:show-details="true"/>
                <table:data-pilot-member table:name="Campo Limpo Paulista" table:display="true" table:show-details="true"/>
                <table:data-pilot-member table:name="Capuava" table:display="true" table:show-details="true"/>
                <table:data-pilot-member table:name="Carapicuíba" table:display="true" table:show-details="true"/>
                <table:data-pilot-member table:name="Ceasa" table:display="true" table:show-details="true"/>
                <table:data-pilot-member table:name="Cidade Jardim" table:display="true" table:show-details="true"/>
                <table:data-pilot-member table:name="Cidade Universitária" table:display="true" table:show-details="true"/>
                <table:data-pilot-member table:name="Comandante Sampaio" table:display="true" table:show-details="true"/>
                <table:data-pilot-member table:name="Comendador Ermelino" table:display="true" table:show-details="true"/>
                <table:data-pilot-member table:name="Corinthians-Itaquera" table:display="true" table:show-details="true"/>
                <table:data-pilot-member table:name="Dom Bosco" table:display="true" table:show-details="true"/>
                <table:data-pilot-member table:name="Domingos de Moraes" table:display="true" table:show-details="true"/>
                <table:data-pilot-member table:name="Engenheiro Cardoso" table:display="true" table:show-details="true"/>
                <table:data-pilot-member table:name="Engenheiro Goulart" table:display="true" table:show-details="true"/>
                <table:data-pilot-member table:name="Engenheiro Manoel Feio" table:display="true" table:show-details="true"/>
                <table:data-pilot-member table:name="Estudantes" table:display="true" table:show-details="true"/>
                <table:data-pilot-member table:name="Ferraz de Vasconcelos" table:display="true" table:show-details="true"/>
                <table:data-pilot-member table:name="Francisco Morato" table:display="true" table:show-details="true"/>
                <table:data-pilot-member table:name="Franco da Rocha" table:display="true" table:show-details="true"/>
                <table:data-pilot-member table:name="General Miguel Costa (ex km 21)" table:display="true" table:show-details="true"/>
                <table:data-pilot-member table:name="Grajaú" table:display="true" table:show-details="true"/>
                <table:data-pilot-member table:name="Granja Julieta" table:display="true" table:show-details="true"/>
                <table:data-pilot-member table:name="Guaianases" table:display="true" table:show-details="true"/>
                <table:data-pilot-member table:name="Guapituba" table:display="true" table:show-details="true"/>
                <table:data-pilot-member table:name="Hebraica-Rebouças" table:display="true" table:show-details="true"/>
                <table:data-pilot-member table:name="Imperatriz Leopoldina" table:display="true" table:show-details="true"/>
                <table:data-pilot-member table:name="Ipiranga" table:display="true" table:show-details="true"/>
                <table:data-pilot-member table:name="Itaim Paulista" table:display="true" table:show-details="true"/>
                <table:data-pilot-member table:name="Itapevi" table:display="true" table:show-details="true"/>
                <table:data-pilot-member table:name="Itaquaquecetuba" table:display="true" table:show-details="true"/>
                <table:data-pilot-member table:name="Jandira" table:display="true" table:show-details="true"/>
                <table:data-pilot-member table:name="Jaraguá" table:display="true" table:show-details="true"/>
                <table:data-pilot-member table:name="Jardim Belval" table:display="true" table:show-details="true"/>
                <table:data-pilot-member table:name="Jardim Helena-Vila Mara" table:display="true" table:show-details="true"/>
                <table:data-pilot-member table:name="Jardim Romano" table:display="true" table:show-details="true"/>
                <table:data-pilot-member table:name="Jardim Silveira" table:display="true" table:show-details="true"/>
                <table:data-pilot-member table:name="José Bonifácio" table:display="true" table:show-details="true"/>
                <table:data-pilot-member table:name="Júlio Prestes" table:display="true" table:show-details="true"/>
                <table:data-pilot-member table:name="Jundiaí" table:display="true" table:show-details="true"/>
                <table:data-pilot-member table:name="Jundiapeba" table:display="true" table:show-details="true"/>
                <table:data-pilot-member table:name="Jurubatuba" table:display="true" table:show-details="true"/>
                <table:data-pilot-member table:name="Lapa" table:display="true" table:show-details="true"/>
                <table:data-pilot-member table:name="Luz" table:display="true" table:show-details="true"/>
                <table:data-pilot-member table:name="Mauá" table:display="true" table:show-details="true"/>
                <table:data-pilot-member table:name="Mogi das Cruzes" table:display="true" table:show-details="true"/>
                <table:data-pilot-member table:name="Mooca" table:display="true" table:show-details="true"/>
                <table:data-pilot-member table:name="Morumbi" table:display="true" table:show-details="true"/>
                <table:data-pilot-member table:name="Osasco" table:display="true" table:show-details="true"/>
                <table:data-pilot-member table:name="Palmeiras-Barra Funda" table:display="true" table:show-details="true"/>
                <table:data-pilot-member table:name="Perus" table:display="true" table:show-details="true"/>
                <table:data-pilot-member table:name="Pinheiros" table:display="true" table:show-details="true"/>
                <table:data-pilot-member table:name="Piqueri" table:display="true" table:show-details="true"/>
                <table:data-pilot-member table:name="Pirituba" table:display="true" table:show-details="true"/>
                <table:data-pilot-member table:name="Poá" table:display="true" table:show-details="true"/>
                <table:data-pilot-member table:name="Prefeito Celso Daniel - Santo André" table:display="true" table:show-details="true"/>
                <table:data-pilot-member table:name="Prefeito Saladino" table:display="true" table:show-details="true"/>
                <table:data-pilot-member table:name="Presidente Altino" table:display="true" table:show-details="true"/>
                <table:data-pilot-member table:name="Primavera-Interlagos" table:display="true" table:show-details="true"/>
                <table:data-pilot-member table:name="Quitaúna" table:display="true" table:show-details="true"/>
                <table:data-pilot-member table:name="Ribeirão Pires" table:display="true" table:show-details="true"/>
                <table:data-pilot-member table:name="Rio Grande da Serra" table:display="true" table:show-details="true"/>
                <table:data-pilot-member table:name="Sagrado Coração" table:display="true" table:show-details="true"/>
                <table:data-pilot-member table:name="Santa Rita" table:display="true" table:show-details="true"/>
                <table:data-pilot-member table:name="Santa Terezinha" table:display="true" table:show-details="true"/>
                <table:data-pilot-member table:name="Santo Amaro" table:display="true" table:show-details="true"/>
                <table:data-pilot-member table:name="São Caetano do Sul" table:display="true" table:show-details="true"/>
                <table:data-pilot-member table:name="São Miguel Paulista" table:display="true" table:show-details="true"/>
                <table:data-pilot-member table:name="Socorro" table:display="true" table:show-details="true"/>
                <table:data-pilot-member table:name="Suzano" table:display="true" table:show-details="true"/>
                <table:data-pilot-member table:name="Tamanduateí" table:display="true" table:show-details="true"/>
                <table:data-pilot-member table:name="Tatuapé" table:display="true" table:show-details="true"/>
                <table:data-pilot-member table:name="União de Vila Nova" table:display="true" table:show-details="true"/>
                <table:data-pilot-member table:name="USP Leste" table:display="true" table:show-details="true"/>
                <table:data-pilot-member table:name="Utinga" table:display="true" table:show-details="true"/>
                <table:data-pilot-member table:name="Várzea Paulista" table:display="true" table:show-details="true"/>
                <table:data-pilot-member table:name="Vila Clarice" table:display="true" table:show-details="true"/>
                <table:data-pilot-member table:name="Vila Lobos-Jaguaré" table:display="true" table:show-details="true"/>
                <table:data-pilot-member table:name="Vila Olímpi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gla" table:orientation="data" table:used-hierarchy="0" table:function="count">
            <table:data-pilot-level table:show-empty="false" calcext:repeat-item-labels="false">
              <table:data-pilot-members>
                <table:data-pilot-member table:name="ABR" table:display="true" table:show-details="true"/>
                <table:data-pilot-member table:name="ABU" table:display="true" table:show-details="true"/>
                <table:data-pilot-member table:name="AGN" table:display="true" table:show-details="true"/>
                <table:data-pilot-member table:name="AJO" table:display="true" table:show-details="true"/>
                <table:data-pilot-member table:name="ARC" table:display="true" table:show-details="true"/>
                <table:data-pilot-member table:name="AUT" table:display="true" table:show-details="true"/>
                <table:data-pilot-member table:name="BAS" table:display="true" table:show-details="true"/>
                <table:data-pilot-member table:name="BCB" table:display="true" table:show-details="true"/>
                <table:data-pilot-member table:name="BFI" table:display="true" table:show-details="true"/>
                <table:data-pilot-member table:name="BFU" table:display="true" table:show-details="true"/>
                <table:data-pilot-member table:name="BRR" table:display="true" table:show-details="true"/>
                <table:data-pilot-member table:name="BRU" table:display="true" table:show-details="true"/>
                <table:data-pilot-member table:name="BTJ" table:display="true" table:show-details="true"/>
                <table:data-pilot-member table:name="CAI" table:display="true" table:show-details="true"/>
                <table:data-pilot-member table:name="CEA" table:display="true" table:show-details="true"/>
                <table:data-pilot-member table:name="CJD" table:display="true" table:show-details="true"/>
                <table:data-pilot-member table:name="CLP" table:display="true" table:show-details="true"/>
                <table:data-pilot-member table:name="CPB" table:display="true" table:show-details="true"/>
                <table:data-pilot-member table:name="CPV" table:display="true" table:show-details="true"/>
                <table:data-pilot-member table:name="CSA" table:display="true" table:show-details="true"/>
                <table:data-pilot-member table:name="CVN" table:display="true" table:show-details="true"/>
                <table:data-pilot-member table:name="DBO" table:display="true" table:show-details="true"/>
                <table:data-pilot-member table:name="DMO" table:display="true" table:show-details="true"/>
                <table:data-pilot-member table:name="ECD" table:display="true" table:show-details="true"/>
                <table:data-pilot-member table:name="EGO" table:display="true" table:show-details="true"/>
                <table:data-pilot-member table:name="EMF" table:display="true" table:show-details="true"/>
                <table:data-pilot-member table:name="ERM" table:display="true" table:show-details="true"/>
                <table:data-pilot-member table:name="EST" table:display="true" table:show-details="true"/>
                <table:data-pilot-member table:name="FDR" table:display="true" table:show-details="true"/>
                <table:data-pilot-member table:name="FMO" table:display="true" table:show-details="true"/>
                <table:data-pilot-member table:name="FVC" table:display="true" table:show-details="true"/>
                <table:data-pilot-member table:name="GJT" table:display="true" table:show-details="true"/>
                <table:data-pilot-member table:name="GMC" table:display="true" table:show-details="true"/>
                <table:data-pilot-member table:name="GPT" table:display="true" table:show-details="true"/>
                <table:data-pilot-member table:name="GRA" table:display="true" table:show-details="true"/>
                <table:data-pilot-member table:name="GUA" table:display="true" table:show-details="true"/>
                <table:data-pilot-member table:name="HBR" table:display="true" table:show-details="true"/>
                <table:data-pilot-member table:name="ILE" table:display="true" table:show-details="true"/>
                <table:data-pilot-member table:name="INT" table:display="true" table:show-details="true"/>
                <table:data-pilot-member table:name="IPG" table:display="true" table:show-details="true"/>
                <table:data-pilot-member table:name="IPV" table:display="true" table:show-details="true"/>
                <table:data-pilot-member table:name="IQC" table:display="true" table:show-details="true"/>
                <table:data-pilot-member table:name="ITI" table:display="true" table:show-details="true"/>
                <table:data-pilot-member table:name="ITQ" table:display="true" table:show-details="true"/>
                <table:data-pilot-member table:name="JAG" table:display="true" table:show-details="true"/>
                <table:data-pilot-member table:name="JBE" table:display="true" table:show-details="true"/>
                <table:data-pilot-member table:name="JBO" table:display="true" table:show-details="true"/>
                <table:data-pilot-member table:name="JDI" table:display="true" table:show-details="true"/>
                <table:data-pilot-member table:name="JHE" table:display="true" table:show-details="true"/>
                <table:data-pilot-member table:name="JPB" table:display="true" table:show-details="true"/>
                <table:data-pilot-member table:name="JPR" table:display="true" table:show-details="true"/>
                <table:data-pilot-member table:name="JRG" table:display="true" table:show-details="true"/>
                <table:data-pilot-member table:name="JRO" table:display="true" table:show-details="true"/>
                <table:data-pilot-member table:name="JSI" table:display="true" table:show-details="true"/>
                <table:data-pilot-member table:name="JUN" table:display="true" table:show-details="true"/>
                <table:data-pilot-member table:name="JUR" table:display="true" table:show-details="true"/>
                <table:data-pilot-member table:name="LAB" table:display="true" table:show-details="true"/>
                <table:data-pilot-member table:name="LPA" table:display="true" table:show-details="true"/>
                <table:data-pilot-member table:name="LUZ" table:display="true" table:show-details="true"/>
                <table:data-pilot-member table:name="MAU" table:display="true" table:show-details="true"/>
                <table:data-pilot-member table:name="MDC" table:display="true" table:show-details="true"/>
                <table:data-pilot-member table:name="MOC" table:display="true" table:show-details="true"/>
                <table:data-pilot-member table:name="MRB" table:display="true" table:show-details="true"/>
                <table:data-pilot-member table:name="OSA" table:display="true" table:show-details="true"/>
                <table:data-pilot-member table:name="PAL" table:display="true" table:show-details="true"/>
                <table:data-pilot-member table:name="PIN" table:display="true" table:show-details="true"/>
                <table:data-pilot-member table:name="POA" table:display="true" table:show-details="true"/>
                <table:data-pilot-member table:name="PQR" table:display="true" table:show-details="true"/>
                <table:data-pilot-member table:name="PRT" table:display="true" table:show-details="true"/>
                <table:data-pilot-member table:name="PRU" table:display="true" table:show-details="true"/>
                <table:data-pilot-member table:name="PSA" table:display="true" table:show-details="true"/>
                <table:data-pilot-member table:name="QTU" table:display="true" table:show-details="true"/>
                <table:data-pilot-member table:name="RGS" table:display="true" table:show-details="true"/>
                <table:data-pilot-member table:name="RPI" table:display="true" table:show-details="true"/>
                <table:data-pilot-member table:name="SAM" table:display="true" table:show-details="true"/>
                <table:data-pilot-member table:name="SAN" table:display="true" table:show-details="true"/>
                <table:data-pilot-member table:name="SCO" table:display="true" table:show-details="true"/>
                <table:data-pilot-member table:name="SCS" table:display="true" table:show-details="true"/>
                <table:data-pilot-member table:name="SMP" table:display="true" table:show-details="true"/>
                <table:data-pilot-member table:name="SOC" table:display="true" table:show-details="true"/>
                <table:data-pilot-member table:name="SRT" table:display="true" table:show-details="true"/>
                <table:data-pilot-member table:name="STE" table:display="true" table:show-details="true"/>
                <table:data-pilot-member table:name="SUZ" table:display="true" table:show-details="true"/>
                <table:data-pilot-member table:name="TAT" table:display="true" table:show-details="true"/>
                <table:data-pilot-member table:name="TMD" table:display="true" table:show-details="true"/>
                <table:data-pilot-member table:name="USL" table:display="true" table:show-details="true"/>
                <table:data-pilot-member table:name="USP" table:display="true" table:show-details="true"/>
                <table:data-pilot-member table:name="UTG" table:display="true" table:show-details="true"/>
                <table:data-pilot-member table:name="UVN" table:display="true" table:show-details="true"/>
                <table:data-pilot-member table:name="VAU" table:display="true" table:show-details="true"/>
                <table:data-pilot-member table:name="VCL" table:display="true" table:show-details="true"/>
                <table:data-pilot-member table:name="VOL" table:display="true" table:show-details="true"/>
                <table:data-pilot-member table:name="VP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0"/>
      <number:text>%</number:text>
    </number:percentage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06:51:33.112290996</meta:creation-date>
    <dc:date>2016-04-17T18:21:10.606261500</dc:date>
    <meta:editing-duration>PT5H54M24S</meta:editing-duration>
    <meta:editing-cycles>17</meta:editing-cycles>
    <meta:generator>LibreOffice/5.0.4.2$Linux_X86_64 LibreOffice_project/00m0$Build-2</meta:generator>
    <meta:document-statistic meta:table-count="5" meta:cell-count="1371" meta:object-count="0"/>
  </office:meta>
</office:document-meta>
</file>